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13D000001371482FEED9A41843B.png" manifest:media-type="image/png"/>
  <manifest:file-entry manifest:full-path="Pictures/10000001000001C1000001EE8AF485C899D67841.png" manifest:media-type="image/png"/>
  <manifest:file-entry manifest:full-path="Pictures/1000000100000410000002422D77125D0130C8CE.png" manifest:media-type="image/png"/>
  <manifest:file-entry manifest:full-path="Pictures/1000000100000410000002702C53EF53A99E142C.png" manifest:media-type="image/png"/>
  <manifest:file-entry manifest:full-path="Pictures/10000001000003D600000270D1596DCF6CAF0E6A.png" manifest:media-type="image/png"/>
  <manifest:file-entry manifest:full-path="Pictures/100000010000041000000216EA060B175E1EF8EB.png" manifest:media-type="image/png"/>
  <manifest:file-entry manifest:full-path="Pictures/10000001000002980000020CB9D5D810B678BAC3.png" manifest:media-type="image/png"/>
  <manifest:file-entry manifest:full-path="Pictures/1000000100000486000002CA0FAB368C8116E2C8.png" manifest:media-type="image/png"/>
  <manifest:file-entry manifest:full-path="Pictures/1000000100000410000002166C19C596168DB87B.png" manifest:media-type="image/png"/>
  <manifest:file-entry manifest:full-path="Pictures/100000010000041000000270F70879123711B984.png" manifest:media-type="image/png"/>
  <manifest:file-entry manifest:full-path="Pictures/100000010000041000000216032E18F65181AED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  <style:paragraph-properties style:writing-mode="lr-tb"/>
    </style:style>
    <style:style style:name="gr9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1.455cm"/>
    </style:style>
    <style:style style:name="gr10" style:family="graphic" style:parent-style-name="Standard_5f_2">
      <style:graphic-properties draw:stroke="none" draw:fill-color="#355269" draw:textarea-horizontal-align="justify" draw:textarea-vertical-align="middle" draw:auto-grow-height="false" fo:min-height="4.459cm" fo:min-width="0.32cm"/>
    </style:style>
    <style:style style:name="gr11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4.459cm" fo:min-width="0.966cm" fo:padding-top="0.125cm" fo:padding-bottom="0.125cm" fo:padding-left="0.25cm" fo:padding-right="0.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3" style:family="graphic" style:parent-style-name="Standard_5f_2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4" style:family="graphic" style:parent-style-name="Standard_5f_2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281cm" fo:min-width="2.431cm" fo:padding-top="0.125cm" fo:padding-bottom="0.125cm" fo:padding-left="0.25cm" fo:padding-right="0.25cm"/>
    </style:style>
    <style:style style:name="gr15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1.996cm" fo:padding-top="0.177cm" fo:padding-bottom="0.177cm" fo:padding-left="0.302cm" fo:padding-right="0.302cm"/>
    </style:style>
    <style:style style:name="gr16" style:family="graphic" style:parent-style-name="standard">
      <style:graphic-properties draw:stroke="solid" svg:stroke-width="0.106cm" svg:stroke-color="#ffff00" draw:marker-start-width="0.358cm" draw:marker-end-width="0.358cm" draw:fill="none" draw:textarea-horizontal-align="justify" draw:textarea-vertical-align="middle" draw:auto-grow-height="false" fo:min-height="0.646cm" fo:min-width="2.996cm" fo:padding-top="0.177cm" fo:padding-bottom="0.177cm" fo:padding-left="0.302cm" fo:padding-right="0.302cm"/>
    </style:style>
    <style:style style:name="gr17" style:family="graphic" style:parent-style-name="Standard_5f_2">
      <style:graphic-properties draw:stroke="none" draw:fill-color="#ffffd7" draw:textarea-horizontal-align="justify" draw:textarea-vertical-align="middle" draw:auto-grow-height="false" fo:min-height="4.459cm" fo:min-width="0.32cm"/>
    </style:style>
    <style:style style:name="gr18" style:family="graphic" style:parent-style-name="Standard_5f_2">
      <style:graphic-properties draw:stroke="none" draw:fill-color="#ff6d6d" draw:textarea-horizontal-align="justify" draw:textarea-vertical-align="middle" draw:auto-grow-height="false" fo:min-height="4.459cm" fo:min-width="0.04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371cm"/>
      <style:paragraph-properties style:writing-mode="lr-tb"/>
    </style:style>
    <style:style style:name="gr20" style:family="graphic" style:parent-style-name="Standard_5f_2">
      <style:graphic-properties draw:stroke="none" draw:fill-color="#e400ff" draw:textarea-horizontal-align="justify" draw:textarea-vertical-align="middle" draw:auto-grow-height="false" fo:min-height="4.459cm" fo:min-width="0.443cm"/>
    </style:style>
    <style:style style:name="gr21" style:family="graphic" style:parent-style-name="Standard_5f_2">
      <style:graphic-properties draw:stroke="none" draw:fill-color="#e400ff" draw:textarea-horizontal-align="justify" draw:textarea-vertical-align="middle" draw:auto-grow-height="false" fo:min-height="14.281cm" fo:min-width="1.384cm"/>
    </style:style>
    <style:style style:name="gr22" style:family="graphic" style:parent-style-name="standard">
      <style:graphic-properties draw:stroke="none" draw:fill="none" fo:min-height="2.95cm"/>
      <style:paragraph-properties style:writing-mode="lr-tb"/>
    </style:style>
    <style:style style:name="gr23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1.661cm" fo:min-width="2.895cm" fo:padding-top="0.178cm" fo:padding-bottom="0.178cm" fo:padding-left="0.303cm" fo:padding-right="0.303cm"/>
    </style:style>
    <style:style style:name="gr24" style:family="graphic" style:parent-style-name="objectwithoutfill">
      <style:graphic-properties svg:stroke-width="0.106cm" svg:stroke-color="#ffd7d7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053cm" fo:padding-top="0.178cm" fo:padding-bottom="0.178cm" fo:padding-left="0.303cm" fo:padding-right="0.303cm"/>
    </style:style>
    <style:style style:name="gr26" style:family="graphic" style:parent-style-name="objectwithoutfill">
      <style:graphic-properties svg:stroke-width="0.106cm" svg:stroke-color="#dde8cb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1.993cm" fo:padding-top="0.178cm" fo:padding-bottom="0.178cm" fo:padding-left="0.303cm" fo:padding-right="0.303cm"/>
    </style:style>
    <style:style style:name="gr28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2.483cm" fo:padding-top="0.178cm" fo:padding-bottom="0.178cm" fo:padding-left="0.303cm" fo:padding-right="0.303cm"/>
    </style:style>
    <style:style style:name="gr30" style:family="graphic" style:parent-style-name="objectwithoutfill">
      <style:graphic-properties svg:stroke-width="0.106cm" svg:stroke-color="#cccccc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1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994cm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844cm" fo:min-width="2.994cm" fo:padding-top="0.178cm" fo:padding-bottom="0.178cm" fo:padding-left="0.303cm" fo:padding-right="0.303cm"/>
    </style:style>
    <style:style style:name="gr33" style:family="graphic" style:parent-style-name="standard">
      <style:graphic-properties draw:stroke="none" draw:fill="none" fo:min-height="3.468cm"/>
      <style:paragraph-properties style:writing-mode="lr-tb"/>
    </style:style>
    <style:style style:name="gr34" style:family="graphic" style:parent-style-name="Standard_5f_2">
      <style:graphic-properties draw:fill-color="#355269" draw:textarea-horizontal-align="justify" draw:textarea-vertical-align="middle" draw:auto-grow-height="false" fo:min-height="4.459cm" fo:min-width="0.32cm"/>
    </style:style>
    <style:style style:name="gr35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1.661cm" fo:min-width="3.308cm" fo:padding-top="0.178cm" fo:padding-bottom="0.178cm" fo:padding-left="0.303cm" fo:padding-right="0.303cm"/>
    </style:style>
    <style:style style:name="gr36" style:family="graphic" style:parent-style-name="standard">
      <style:graphic-properties svg:stroke-width="0.106cm" svg:stroke-color="#dde8cb" draw:marker-start-width="0.359cm" draw:marker-end-width="0.359cm" draw:fill="none" draw:textarea-horizontal-align="justify" draw:textarea-vertical-align="middle" draw:auto-grow-height="false" fo:min-height="1.661cm" fo:min-width="2.598cm" fo:padding-top="0.178cm" fo:padding-bottom="0.178cm" fo:padding-left="0.303cm" fo:padding-right="0.303cm"/>
    </style:style>
    <style:style style:name="gr37" style:family="graphic" style:parent-style-name="standard">
      <style:graphic-properties svg:stroke-width="0.106cm" svg:stroke-color="#cccccc" draw:marker-start-width="0.359cm" draw:marker-end-width="0.359cm" draw:fill="none" draw:textarea-horizontal-align="justify" draw:textarea-vertical-align="middle" draw:auto-grow-height="false" fo:min-height="1.661cm" fo:min-width="3.183cm" fo:padding-top="0.178cm" fo:padding-bottom="0.178cm" fo:padding-left="0.303cm" fo:padding-right="0.303cm"/>
    </style:style>
    <style:style style:name="gr38" style:family="graphic" style:parent-style-name="standard">
      <style:graphic-properties svg:stroke-width="0.106cm" svg:stroke-color="#ffff00" draw:marker-start-width="0.359cm" draw:marker-end-width="0.359cm" draw:fill="none" draw:textarea-horizontal-align="justify" draw:textarea-vertical-align="middle" draw:auto-grow-height="false" fo:min-height="1.661cm" fo:min-width="1.094cm" fo:padding-top="0.178cm" fo:padding-bottom="0.178cm" fo:padding-left="0.303cm" fo:padding-right="0.303cm"/>
    </style:style>
    <style:style style:name="gr39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standard">
      <style:graphic-properties draw:stroke="none" draw:fill="none" fo:min-height="5.915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218cm"/>
      <style:paragraph-properties style:writing-mode="lr-tb"/>
    </style:style>
    <style:style style:name="gr42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3.962cm" fo:min-width="2.593cm" fo:padding-top="0.178cm" fo:padding-bottom="0.178cm" fo:padding-left="0.303cm" fo:padding-right="0.303cm"/>
    </style:style>
    <style:style style:name="gr43" style:family="graphic" style:parent-style-name="standard">
      <style:graphic-properties svg:stroke-width="0.106cm" svg:stroke-color="#2a6099" draw:marker-start-width="0.359cm" draw:marker-end-width="0.359cm" draw:fill="none" draw:textarea-horizontal-align="justify" draw:textarea-vertical-align="middle" draw:auto-grow-height="false" fo:min-height="3.962cm" fo:min-width="2.394cm" fo:padding-top="0.178cm" fo:padding-bottom="0.178cm" fo:padding-left="0.303cm" fo:padding-right="0.303cm"/>
    </style:style>
    <style:style style:name="gr4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28cm, 1.621cm, 0cm)" draw:image-opacity="100%" style:mirror="none"/>
    </style:style>
    <style:style style:name="gr45" style:family="graphic" style:parent-style-name="Standard_5f_2">
      <style:graphic-properties draw:stroke="none" draw:fill-color="#f5a4ff" draw:textarea-horizontal-align="justify" draw:textarea-vertical-align="middle" draw:auto-grow-height="false" fo:min-height="4.459cm" fo:min-width="0.443cm"/>
    </style:style>
    <style:style style:name="gr4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46cm, 3.091cm, 3.19cm, 3.04cm)" draw:image-opacity="100%" style:mirror="none"/>
    </style:style>
    <style:style style:name="gr47" style:family="graphic" style:parent-style-name="Standard_5f_2">
      <style:graphic-properties draw:stroke="none" draw:fill="gradient" draw:fill-color="#ffd8ce" draw:fill-gradient-name="Gradient_20_1" draw:textarea-horizontal-align="justify" draw:textarea-vertical-align="middle" draw:auto-grow-height="false" fo:min-height="4.459cm" fo:min-width="0.32cm"/>
    </style:style>
    <style:style style:name="gr48" style:family="graphic" style:parent-style-name="Standard_5f_2">
      <style:graphic-properties draw:stroke="none" draw:fill="gradient" draw:fill-color="#e400ff" draw:fill-gradient-name="Pastel_20_Bouquet" draw:textarea-horizontal-align="justify" draw:textarea-vertical-align="middle" draw:auto-grow-height="false" fo:min-height="4.459cm" fo:min-width="0.443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50" style:family="graphic" style:parent-style-name="standard">
      <style:graphic-properties draw:stroke="none" draw:fill-color="#a1467e" draw:textarea-horizontal-align="justify" draw:textarea-vertical-align="middle" draw:auto-grow-height="false" fo:min-height="3.283cm" fo:min-width="0.697cm"/>
    </style:style>
    <style:style style:name="gr51" style:family="graphic" style:parent-style-name="standard">
      <style:graphic-properties draw:stroke="none" draw:fill-color="#fff0f5" draw:textarea-horizontal-align="justify" draw:textarea-vertical-align="middle" draw:auto-grow-height="false" fo:min-height="0.738cm" fo:min-width="8.263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  <style:paragraph-properties style:writing-mode="lr-tb"/>
    </style:style>
    <style:style style:name="gr53" style:family="graphic" style:parent-style-name="standard">
      <style:graphic-properties draw:fill-color="#ffd8ce" draw:textarea-horizontal-align="justify" draw:textarea-vertical-align="middle" draw:auto-grow-height="false" fo:min-height="10.847cm" fo:min-width="21.443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55" style:family="graphic" style:parent-style-name="standard">
      <style:graphic-properties draw:fill-color="#e0c2cd" draw:textarea-horizontal-align="justify" draw:textarea-vertical-align="middle" draw:auto-grow-height="false" fo:min-height="7.814cm" fo:min-width="17.624cm"/>
    </style:style>
    <style:style style:name="gr56" style:family="graphic" style:parent-style-name="standard">
      <style:graphic-properties draw:fill-color="#dee6ef" draw:textarea-horizontal-align="justify" draw:textarea-vertical-align="middle" draw:auto-grow-height="false" fo:min-height="5cm" fo:min-width="9.573cm"/>
    </style:style>
    <style:style style:name="gr57" style:family="graphic" style:parent-style-name="standard">
      <style:graphic-properties draw:stroke="none" draw:fill-color="#fff0f5" draw:textarea-horizontal-align="justify" draw:textarea-vertical-align="middle" draw:auto-grow-height="false" fo:min-height="2.798cm" fo:min-width="17.025cm"/>
    </style:style>
    <style:style style:name="gr58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797cm"/>
    </style:style>
    <style:style style:name="gr59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60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61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697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3" style:family="graphic" style:parent-style-name="standard">
      <style:graphic-properties draw:stroke="none" draw:fill-color="#ff3838" draw:textarea-horizontal-align="justify" draw:textarea-vertical-align="middle" draw:auto-grow-height="false" fo:min-height="3.283cm" fo:min-width="0.297cm"/>
    </style:style>
    <style:style style:name="gr6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897cm"/>
    </style:style>
    <style:style style:name="gr65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555cm"/>
    </style:style>
    <style:style style:name="gr66" style:family="graphic" style:parent-style-name="standard">
      <style:graphic-properties draw:stroke="none" draw:fill-color="#fff0f5" draw:textarea-horizontal-align="justify" draw:textarea-vertical-align="middle" draw:auto-grow-height="false" fo:min-height="0.177cm" fo:min-width="2.433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555cm"/>
      <style:paragraph-properties style:writing-mode="lr-tb"/>
    </style:style>
    <style:style style:name="gr68" style:family="graphic" style:parent-style-name="Standard_5f_2">
      <style:graphic-properties draw:stroke="none" draw:fill="none" fo:min-height="1.324cm"/>
      <style:paragraph-properties style:writing-mode="lr-tb"/>
    </style:style>
    <style:style style:name="gr69" style:family="graphic" style:parent-style-name="Standard_5f_2">
      <style:graphic-properties draw:stroke="none" draw:fill="none" fo:min-height="1.267cm"/>
      <style:paragraph-properties style:writing-mode="lr-tb"/>
    </style:style>
    <style:style style:name="gr70" style:family="graphic" style:parent-style-name="standard">
      <style:graphic-properties svg:stroke-width="0.106cm" svg:stroke-color="#ffd7d7" draw:marker-start-width="0.359cm" draw:marker-end-width="0.359cm" draw:fill="none" draw:textarea-horizontal-align="justify" draw:textarea-vertical-align="middle" draw:auto-grow-height="false" fo:min-height="0.707cm" fo:min-width="2.193cm" fo:padding-top="0.178cm" fo:padding-bottom="0.178cm" fo:padding-left="0.303cm" fo:padding-right="0.303cm"/>
    </style:style>
    <style:style style:name="gr71" style:family="graphic" style:parent-style-name="standard">
      <style:graphic-properties svg:stroke-width="0.106cm" svg:stroke-color="#ffd428" draw:marker-start-width="0.359cm" draw:marker-end-width="0.359cm" draw:fill="none" draw:textarea-horizontal-align="justify" draw:textarea-vertical-align="middle" draw:auto-grow-height="false" fo:min-height="0.707cm" fo:min-width="1.793cm" fo:padding-top="0.178cm" fo:padding-bottom="0.178cm" fo:padding-left="0.303cm" fo:padding-right="0.303cm"/>
    </style:style>
    <style:style style:name="gr72" style:family="graphic" style:parent-style-name="objectwithoutfill">
      <style:graphic-properties svg:stroke-width="0.106cm" svg:stroke-color="#ffd42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3" style:family="graphic" style:parent-style-name="standard">
      <style:graphic-properties svg:stroke-width="0.106cm" svg:stroke-color="#00a933" draw:marker-start-width="0.359cm" draw:marker-end-width="0.359cm" draw:fill="none" draw:textarea-horizontal-align="justify" draw:textarea-vertical-align="middle" draw:auto-grow-height="false" fo:min-height="0.707cm" fo:min-width="2.074cm" fo:padding-top="0.178cm" fo:padding-bottom="0.178cm" fo:padding-left="0.303cm" fo:padding-right="0.303cm"/>
    </style:style>
    <style:style style:name="gr74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2.959cm, 3.134cm, 2.957cm)" draw:image-opacity="100%" style:mirror="none"/>
    </style:style>
    <style:style style:name="gr76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297cm"/>
    </style:style>
    <style:style style:name="gr77" style:family="graphic" style:parent-style-name="standard">
      <style:graphic-properties draw:stroke="none" svg:stroke-width="0cm" draw:fill-color="#fff0f5" draw:textarea-horizontal-align="justify" draw:textarea-vertical-align="middle" draw:auto-grow-height="false" fo:min-height="0.738cm" fo:min-width="8.263cm"/>
    </style:style>
    <style:style style:name="gr78" style:family="graphic" style:parent-style-name="standard">
      <style:graphic-properties draw:fill-color="#ffd8ce" draw:textarea-horizontal-align="justify" draw:textarea-vertical-align="middle" draw:auto-grow-height="false" fo:min-height="12.917cm" fo:min-width="25.222cm"/>
    </style:style>
    <style:style style:name="gr79" style:family="graphic" style:parent-style-name="standard">
      <style:graphic-properties draw:fill-color="#d4ea6b" draw:textarea-horizontal-align="justify" draw:textarea-vertical-align="middle" draw:auto-grow-height="false" fo:min-height="10.1cm" fo:min-width="21.443cm"/>
    </style:style>
    <style:style style:name="gr80" style:family="graphic" style:parent-style-name="standard">
      <style:graphic-properties draw:stroke="none" draw:fill="none" fo:min-height="3.556cm"/>
      <style:paragraph-properties style:writing-mode="lr-tb"/>
    </style:style>
    <style:style style:name="gr8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05cm, 3.132cm, 3.018cm, 3.131cm)" draw:image-opacity="100%" style:mirror="none"/>
    </style:style>
    <style:style style:name="gr82" style:family="graphic" style:parent-style-name="standard">
      <style:graphic-properties draw:stroke="none" draw:fill-color="#00fdff" draw:textarea-horizontal-align="justify" draw:textarea-vertical-align="middle" draw:auto-grow-height="false" fo:min-height="3.283cm" fo:min-width="0.297cm"/>
    </style:style>
    <style:style style:name="gr83" style:family="graphic" style:parent-style-name="standard">
      <style:graphic-properties draw:stroke="none" draw:fill="none" fo:min-height="0.712cm"/>
      <style:paragraph-properties style:writing-mode="lr-tb"/>
    </style:style>
    <style:style style:name="gr84" style:family="graphic" style:parent-style-name="standard">
      <style:graphic-properties draw:stroke="none" draw:fill-color="#685496" draw:textarea-horizontal-align="justify" draw:textarea-vertical-align="middle" draw:auto-grow-height="false" fo:min-height="3.283cm" fo:min-width="0.397cm"/>
    </style:style>
    <style:style style:name="gr8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04cm, 2.978cm, 2.892cm, 2.951cm)" draw:image-opacity="100%" style:mirror="none"/>
    </style:style>
    <style:style style:name="gr86" style:family="graphic" style:parent-style-name="standard">
      <style:graphic-properties draw:stroke="none" draw:fill-color="#77bc65" draw:textarea-horizontal-align="justify" draw:textarea-vertical-align="middle" draw:auto-grow-height="false" fo:min-height="3.283cm" fo:min-width="0.397cm"/>
    </style:style>
    <style:style style:name="gr8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2.999cm, 3.117cm, 3.129cm, 3.112cm)" draw:image-opacity="100%" style:mirror="none"/>
    </style:style>
    <style:style style:name="gr8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89" style:family="graphic" style:parent-style-name="standard">
      <style:graphic-properties draw:stroke="none" draw:fill="none" fo:min-height="1.385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1" style:family="graphic" style:parent-style-name="standard">
      <style:graphic-properties draw:stroke="none" draw:fill-color="#e16173" draw:textarea-horizontal-align="justify" draw:textarea-vertical-align="middle" draw:auto-grow-height="false" fo:min-height="3.283cm" fo:min-width="0.096cm"/>
    </style:style>
    <style:style style:name="gr92" style:family="graphic" style:parent-style-name="Standard_5f_3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93" style:family="graphic" style:parent-style-name="Standard_5f_3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94" style:family="graphic" style:parent-style-name="Standard_5f_3">
      <style:graphic-properties draw:stroke="none" draw:fill-color="#ffa500" draw:textarea-horizontal-align="justify" draw:textarea-vertical-align="middle" draw:auto-grow-height="false" fo:min-height="4.208cm" fo:min-width="0.769cm"/>
    </style:style>
    <style:style style:name="gr95" style:family="graphic" style:parent-style-name="Standard_5f_3">
      <style:graphic-properties draw:stroke="none" draw:fill-color="#afeeee" draw:textarea-horizontal-align="justify" draw:textarea-vertical-align="middle" draw:auto-grow-height="false" fo:min-height="1.148cm" fo:min-width="3.576cm"/>
    </style:style>
    <style:style style:name="gr9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11cm, 3.008cm, 3.015cm, 2.914cm)" draw:image-opacity="100%" style:mirror="none"/>
    </style:style>
    <style:style style:name="gr97" style:family="graphic" style:parent-style-name="Standard_5f_3">
      <style:graphic-properties draw:stroke="solid" draw:stroke-dash="Ultrafine_20_Dashed" svg:stroke-width="0.529cm" draw:marker-start-width="0.994cm" draw:marker-end-width="0.994cm" draw:fill-color="#dee6ef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98" style:family="graphic" style:parent-style-name="Standard_5f_3">
      <style:graphic-properties draw:stroke="none" draw:fill-color="#ffaa95" draw:textarea-horizontal-align="justify" draw:textarea-vertical-align="middle" draw:auto-grow-height="false" fo:min-height="5.714cm" fo:min-width="11.7cm"/>
    </style:style>
    <style:style style:name="gr99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00" style:family="graphic" style:parent-style-name="Standard_5f_3">
      <style:graphic-properties svg:stroke-color="#ffffff" draw:marker-start="Arrow" draw:marker-start-width="0.3cm" draw:marker-end="Arrow" draw:marker-end-width="0.3cm" draw:textarea-vertical-align="middle"/>
    </style:style>
    <style:style style:name="gr101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2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2.071cm"/>
      <style:paragraph-properties style:writing-mode="lr-tb"/>
    </style:style>
    <style:style style:name="gr103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1.538cm"/>
      <style:paragraph-properties style:writing-mode="lr-tb"/>
    </style:style>
    <style:style style:name="gr104" style:family="graphic" style:parent-style-name="Standard_5f_3">
      <style:graphic-properties svg:stroke-color="#000000" draw:marker-start="Arrow" draw:marker-start-width="0.3cm" draw:marker-end="Arrow" draw:marker-end-width="0.3cm" draw:textarea-vertical-align="middle"/>
    </style:style>
    <style:style style:name="gr105" style:family="graphic" style:parent-style-name="Standard_5f_3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06" style:family="graphic" style:parent-style-name="Standard_5f_3">
      <style:graphic-properties draw:stroke="none" draw:fill-color="#ff6d6d" draw:textarea-horizontal-align="justify" draw:textarea-vertical-align="middle" draw:auto-grow-height="false" fo:min-height="3.283cm" fo:min-width="1.016cm"/>
    </style:style>
    <style:style style:name="gr107" style:family="graphic" style:parent-style-name="Standard_5f_3">
      <style:graphic-properties draw:stroke="none" draw:fill-color="#ff8000" draw:textarea-horizontal-align="justify" draw:textarea-vertical-align="middle" draw:auto-grow-height="false" fo:min-height="10.574cm" fo:min-width="13.116cm"/>
      <style:paragraph-properties style:writing-mode="lr-tb"/>
    </style:style>
    <style:style style:name="gr108" style:family="graphic" style:parent-style-name="standard">
      <style:graphic-properties draw:stroke="none" draw:fill="none" fo:min-height="1.424cm"/>
      <style:paragraph-properties style:writing-mode="lr-tb"/>
    </style:style>
    <style:style style:name="gr10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9cm, 3.069cm, 2.938cm, 3.047cm)" draw:image-opacity="100%" style:mirror="none"/>
    </style:style>
    <style:style style:name="gr111" style:family="graphic" style:parent-style-name="standard">
      <style:graphic-properties draw:stroke="none" draw:fill="none" fo:min-height="0.824cm"/>
      <style:paragraph-properties style:writing-mode="lr-tb"/>
    </style:style>
    <style:style style:name="gr112" style:family="graphic" style:parent-style-name="standard">
      <style:graphic-properties draw:stroke="none" draw:fill-color="#ffa500" draw:textarea-horizontal-align="justify" draw:textarea-vertical-align="middle" draw:auto-grow-height="false" fo:min-height="13.506cm" fo:min-width="2.038cm"/>
    </style:style>
    <style:style style:name="gr113" style:family="graphic" style:parent-style-name="standard">
      <style:graphic-properties draw:stroke="none" draw:fill-color="#afeeee" draw:textarea-horizontal-align="justify" draw:textarea-vertical-align="middle" draw:auto-grow-height="false" fo:min-height="4.064cm" fo:min-width="7.65cm"/>
    </style:style>
    <style:style style:name="gr114" style:family="graphic" style:parent-style-name="standard">
      <style:graphic-properties draw:stroke="solid" draw:stroke-dash="Ultrafine_20_Dashed" svg:stroke-width="0.529cm" svg:stroke-color="#ffe994" draw:marker-start-width="0.994cm" draw:marker-end-width="0.994cm" draw:fill-color="#b7b3ca" draw:textarea-horizontal-align="justify" draw:textarea-vertical-align="middle" draw:auto-grow-height="false" fo:min-height="7.41cm" fo:min-width="14.192cm" fo:padding-top="0.39cm" fo:padding-bottom="0.39cm" fo:padding-left="0.515cm" fo:padding-right="0.515cm"/>
    </style:style>
    <style:style style:name="gr115" style:family="graphic" style:parent-style-name="standard">
      <style:graphic-properties draw:fill-color="#ffaa95" draw:textarea-horizontal-align="justify" draw:textarea-vertical-align="middle" draw:auto-grow-height="false" fo:min-height="5.714cm" fo:min-width="11.7cm"/>
    </style:style>
    <style:style style:name="gr116" style:family="graphic" style:parent-style-name="standard">
      <style:graphic-properties svg:stroke-color="#ffffff" draw:marker-start="Arrow" draw:marker-start-width="0.3cm" draw:marker-end="Arrow" draw:marker-end-width="0.3cm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18" style:family="graphic" style:parent-style-name="standard">
      <style:graphic-properties svg:stroke-color="#1ee7e9" draw:marker-start="Arrow" draw:marker-start-width="0.3cm" draw:marker-end="Arrow" draw:marker-end-width="0.3cm" draw:textarea-vertical-align="middle"/>
    </style:style>
    <style:style style:name="gr11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20" style:family="graphic" style:parent-style-name="standard">
      <style:graphic-properties draw:stroke="none" svg:stroke-color="#000000" draw:fill="none" draw:fill-color="#ffffff" draw:auto-grow-height="true" draw:auto-grow-width="false" fo:max-height="0cm" fo:min-height="0.531cm"/>
      <style:paragraph-properties style:writing-mode="lr-tb"/>
    </style:style>
    <style:style style:name="gr121" style:family="graphic" style:parent-style-name="Standard_5f_3">
      <style:graphic-properties draw:stroke="none" draw:fill-color="#685496" draw:textarea-horizontal-align="justify" draw:textarea-vertical-align="middle" draw:auto-grow-height="false" fo:min-height="10.649cm" fo:min-width="3.409cm"/>
    </style:style>
    <style:style style:name="gr122" style:family="graphic" style:parent-style-name="standard">
      <style:graphic-properties draw:stroke="none" draw:fill-color="#ffa500" draw:textarea-horizontal-align="justify" draw:textarea-vertical-align="middle" draw:auto-grow-height="false" fo:min-height="13.507cm" fo:min-width="2.038cm"/>
    </style:style>
    <style:style style:name="gr123" style:family="graphic" style:parent-style-name="standard">
      <style:graphic-properties draw:stroke="none" draw:fill="none" fo:min-height="3.799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1.005cm"/>
      <style:paragraph-properties style:writing-mode="lr-tb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303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656cm"/>
      <style:paragraph-properties style:writing-mode="lr-tb"/>
    </style:style>
    <style:style style:name="pr8" style:family="presentation" style:parent-style-name="Default-title">
      <style:graphic-properties draw:textarea-vertical-align="top" fo:min-height="1.425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title">
      <style:graphic-properties draw:textarea-vertical-align="top" fo:min-height="1.645cm"/>
      <style:paragraph-properties style:writing-mode="lr-tb"/>
    </style:style>
    <style:style style:name="pr14" style:family="presentation" style:parent-style-name="Default-title">
      <style:graphic-properties draw:textarea-vertical-align="top" fo:min-height="0.8cm"/>
      <style:paragraph-properties style:writing-mode="lr-tb"/>
    </style:style>
    <style:style style:name="pr1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2" style:family="presentation" style:parent-style-name="Default-title">
      <style:graphic-properties draw:textarea-vertical-align="top" fo:min-height="3.473cm"/>
      <style:paragraph-properties style:writing-mode="lr-tb"/>
    </style:style>
    <style:style style:name="pr23" style:family="presentation" style:parent-style-name="Default-title">
      <style:graphic-properties draw:textarea-vertical-align="top" fo:min-height="1.782cm"/>
      <style:paragraph-properties style:writing-mode="lr-tb"/>
    </style:style>
    <style:style style:name="pr24" style:family="presentation" style:parent-style-name="Default-title">
      <style:graphic-properties draw:textarea-vertical-align="top" fo:min-height="2.4cm"/>
      <style:paragraph-properties style:writing-mode="lr-tb"/>
    </style:style>
    <style:style style:name="pr25" style:family="presentation" style:parent-style-name="Default-title">
      <style:graphic-properties draw:textarea-vertical-align="top" fo:min-height="0.869cm"/>
      <style:paragraph-properties style:writing-mode="lr-tb"/>
    </style:style>
    <style:style style:name="pr2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7" style:family="presentation" style:parent-style-name="Default-title">
      <style:graphic-properties draw:textarea-vertical-align="top" fo:min-height="3.076cm"/>
      <style:paragraph-properties style:writing-mode="lr-tb"/>
    </style:style>
    <style:style style:name="pr28" style:family="presentation" style:parent-style-name="Default-outline1" style:list-style-name="L5">
      <style:graphic-properties fo:min-height="11.929cm"/>
      <style:paragraph-properties style:writing-mode="lr-tb"/>
    </style:style>
    <style:style style:name="pr29" style:family="presentation" style:parent-style-name="Default-title">
      <style:graphic-properties draw:textarea-vertical-align="top" fo:min-height="2.051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>
      <style:graphic-properties draw:textarea-vertical-align="top" fo:min-height="2.199cm"/>
      <style:paragraph-properties style:writing-mode="lr-tb"/>
    </style:style>
    <style:style style:name="pr33" style:family="presentation" style:parent-style-name="Default-title">
      <style:graphic-properties draw:textarea-vertical-align="top" fo:min-height="1.451cm"/>
      <style:paragraph-properties style:writing-mode="lr-tb"/>
    </style:style>
    <style:style style:name="pr3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5" style:family="presentation" style:parent-style-name="Default-outline1" style:list-style-name="L5">
      <style:graphic-properties fo:min-height="11.929cm"/>
      <style:paragraph-properties style:writing-mode="lr-tb"/>
    </style:style>
    <style:style style:name="pr3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7" style:family="presentation" style:parent-style-name="Default-title">
      <style:graphic-properties draw:textarea-vertical-align="top" fo:min-height="1.2cm"/>
      <style:paragraph-properties style:writing-mode="lr-tb"/>
    </style:style>
    <style:style style:name="pr3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46" style:family="presentation" style:parent-style-name="Default-title">
      <style:graphic-properties draw:textarea-vertical-align="top" fo:min-height="1.267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draw:textarea-vertical-align="top"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outline1" style:list-style-name="L5">
      <style:graphic-properties fo:min-height="11.929cm"/>
      <style:paragraph-properties style:writing-mode="lr-tb"/>
    </style:style>
    <style:style style:name="pr54" style:family="presentation" style:parent-style-name="Default-outline1" style:list-style-name="L5">
      <style:graphic-properties fo:min-height="11.929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outline1" style:list-style-name="L5">
      <style:graphic-properties fo:min-height="11.929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outline1" style:list-style-name="L5">
      <style:graphic-properties fo:min-height="11.929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outline1" style:list-style-name="L5">
      <style:graphic-properties fo:min-height="11.929cm"/>
      <style:paragraph-properties style:writing-mode="lr-tb"/>
    </style:style>
    <style:style style:name="pr61" style:family="presentation" style:parent-style-name="Default-title">
      <style:graphic-properties draw:textarea-vertical-align="top" fo:min-height="2.362cm"/>
      <style:paragraph-properties style:writing-mode="lr-tb"/>
    </style:style>
    <style:style style:name="pr62" style:family="presentation" style:parent-style-name="Default-outline1" style:list-style-name="L5">
      <style:graphic-properties fo:min-height="11.929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outline1" style:list-style-name="L5">
      <style:graphic-properties fo:min-height="11.929cm"/>
      <style:paragraph-properties style:writing-mode="lr-tb"/>
    </style:style>
    <style:style style:name="pr65" style:family="presentation" style:parent-style-name="Default-outline1" style:list-style-name="L5">
      <style:graphic-properties fo:min-height="11.929cm"/>
      <style:paragraph-properties style:writing-mode="lr-tb"/>
    </style:style>
    <style:style style:name="pr66" style:family="presentation" style:parent-style-name="Default-title">
      <style:graphic-properties draw:textarea-vertical-align="top" fo:min-height="1.8cm"/>
      <style:paragraph-properties style:writing-mode="lr-tb"/>
    </style:style>
    <style:style style:name="pr67" style:family="presentation" style:parent-style-name="Default-outline1" style:list-style-name="L5">
      <style:graphic-properties fo:min-height="11.929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outline1" style:list-style-name="L5">
      <style:graphic-properties fo:min-height="11.929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75" style:family="presentation" style:parent-style-name="Default-title">
      <style:graphic-properties draw:textarea-vertical-align="top" fo:min-height="2.845cm"/>
      <style:paragraph-properties style:writing-mode="lr-tb"/>
    </style:style>
    <style:style style:name="pr76" style:family="presentation" style:parent-style-name="Default-outline1" style:list-style-name="L5">
      <style:graphic-properties fo:min-height="11.929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title">
      <style:graphic-properties draw:textarea-vertical-align="top" fo:min-height="1.9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outline1" style:list-style-name="L5">
      <style:graphic-properties fo:min-height="11.929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outline1" style:list-style-name="L5">
      <style:graphic-properties fo:min-height="11.929cm"/>
      <style:paragraph-properties style:writing-mode="lr-tb"/>
    </style:style>
    <style:style style:name="pr83" style:family="presentation" style:parent-style-name="Default-outline1" style:list-style-name="L5">
      <style:graphic-properties fo:min-height="11.929cm"/>
      <style:paragraph-properties style:writing-mode="lr-tb"/>
    </style:style>
    <style:style style:name="pr84" style:family="presentation" style:parent-style-name="Default-outline1" style:list-style-name="L5">
      <style:graphic-properties fo:min-height="11.929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outline1" style:list-style-name="L5">
      <style:graphic-properties fo:min-height="11.929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outline1" style:list-style-name="L5">
      <style:graphic-properties fo:min-height="11.929cm"/>
      <style:paragraph-properties style:writing-mode="lr-tb"/>
    </style:style>
    <style:style style:name="pr8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0" style:family="presentation" style:parent-style-name="Default-outline1" style:list-style-name="L5">
      <style:graphic-properties fo:min-height="11.929cm"/>
      <style:paragraph-properties style:writing-mode="lr-tb"/>
    </style:style>
    <style:style style:name="pr9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92" style:family="presentation" style:parent-style-name="Default-outline1" style:list-style-name="L5">
      <style:graphic-properties fo:min-height="11.929cm"/>
      <style:paragraph-properties style:writing-mode="lr-tb"/>
    </style:style>
    <style:style style:name="pr93" style:family="presentation" style:parent-style-name="Default-outline1" style:list-style-name="L5">
      <style:graphic-properties fo:min-height="11.929cm"/>
      <style:paragraph-properties style:writing-mode="lr-tb"/>
    </style:style>
    <style:style style:name="pr94" style:family="presentation" style:parent-style-name="Default-outline1" style:list-style-name="L5">
      <style:graphic-properties fo:min-height="11.929cm"/>
      <style:paragraph-properties style:writing-mode="lr-tb"/>
    </style:style>
    <style:style style:name="pr95" style:family="presentation" style:parent-style-name="Default-outline1" style:list-style-name="L5">
      <style:graphic-properties fo:min-height="11.929cm"/>
      <style:paragraph-properties style:writing-mode="lr-tb"/>
    </style:style>
    <style:style style:name="pr96" style:family="presentation" style:parent-style-name="Default-outline1" style:list-style-name="L5">
      <style:graphic-properties fo:min-height="11.929cm"/>
      <style:paragraph-properties style:writing-mode="lr-tb"/>
    </style:style>
    <style:style style:name="pr97" style:family="presentation" style:parent-style-name="Default-outline1" style:list-style-name="L5">
      <style:graphic-properties fo:min-height="11.929cm"/>
      <style:paragraph-properties style:writing-mode="lr-tb"/>
    </style:style>
    <style:style style:name="pr98" style:family="presentation" style:parent-style-name="Default-title">
      <style:graphic-properties draw:textarea-vertical-align="top" fo:min-height="4.267cm"/>
      <style:paragraph-properties style:writing-mode="lr-tb"/>
    </style:style>
    <style:style style:name="pr99" style:family="presentation" style:parent-style-name="Default-title">
      <style:graphic-properties draw:textarea-vertical-align="top" fo:min-height="5.689cm"/>
      <style:paragraph-properties style:writing-mode="lr-tb"/>
    </style:style>
    <style:style style:name="pr100" style:family="presentation" style:parent-style-name="Default-title">
      <style:graphic-properties draw:textarea-vertical-align="top" fo:min-height="1.423cm"/>
      <style:paragraph-properties style:writing-mode="lr-tb"/>
    </style:style>
    <style:style style:name="pr101" style:family="presentation" style:parent-style-name="Default-title">
      <style:graphic-properties draw:textarea-vertical-align="top" fo:min-height="1.173cm"/>
      <style:paragraph-properties style:writing-mode="lr-tb"/>
    </style:style>
    <style:style style:name="pr102" style:family="presentation" style:parent-style-name="Default-outline1" style:list-style-name="L5">
      <style:graphic-properties fo:min-height="11.929cm"/>
      <style:paragraph-properties style:writing-mode="lr-tb"/>
    </style:style>
    <style:style style:name="pr103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4" style:family="presentation" style:parent-style-name="Default-outline1" style:list-style-name="L5">
      <style:graphic-properties fo:min-height="11.929cm"/>
      <style:paragraph-properties style:writing-mode="lr-tb"/>
    </style:style>
    <style:style style:name="pr105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7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8" style:family="presentation" style:parent-style-name="Default-outline1" style:list-style-name="L5">
      <style:graphic-properties fo:min-height="11.929cm"/>
      <style:paragraph-properties style:writing-mode="lr-tb"/>
    </style:style>
    <style:style style:name="pr109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5429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2" style:family="paragraph">
      <loext:graphic-properties draw:fill-color="#3465a4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497cm" fo:margin-bottom="0cm" fo:text-align="start" fo:text-indent="0cm"/>
    </style:style>
    <style:style style:name="P15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6" style:family="paragraph">
      <style:paragraph-properties fo:text-align="center"/>
    </style:style>
    <style:style style:name="P17" style:family="paragraph">
      <style:paragraph-properties fo:text-align="center" style:writing-mode="lr-tb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style:paragraph-properties fo:text-align="center" style:writing-mode="lr-tb"/>
      <style:text-properties fo:font-size="13.5pt" fo:language="fr" fo:country="FR"/>
    </style:style>
    <style:style style:name="P19" style:family="paragraph">
      <loext:graphic-properties draw:fill-color="#ff0000"/>
      <style:paragraph-properties fo:text-align="center" style:writing-mode="lr-tb"/>
      <style:text-properties fo:font-size="13.5pt" fo:language="fr" fo:country="FR"/>
    </style:style>
    <style:style style:name="P20" style:family="paragraph">
      <loext:graphic-properties draw:fill-color="#685496"/>
      <style:paragraph-properties fo:text-align="center"/>
      <style:text-properties fo:language="fr" fo:country="FR"/>
    </style:style>
    <style:style style:name="P21" style:family="paragraph">
      <loext:graphic-properties draw:fill-color="#355269"/>
      <style:paragraph-properties fo:text-align="center"/>
      <style:text-properties fo:language="fr" fo:country="FR"/>
    </style:style>
    <style:style style:name="P22" style:family="paragraph">
      <loext:graphic-properties draw:fill-color="#158466"/>
      <style:paragraph-properties fo:text-align="center"/>
      <style:text-properties fo:language="fr" fo:country="FR"/>
    </style:style>
    <style:style style:name="P23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25" style:family="paragraph">
      <loext:graphic-properties draw:fill="none" draw:fill-color="#ffffff"/>
      <style:paragraph-properties style:writing-mode="lr-tb"/>
      <style:text-properties fo:color="#ffffff" loext:opacity="100%" fo:font-size="13.3999996185303pt" fo:language="fr" fo:country="FR" fo:font-weight="bold" style:font-weight-asian="bold" style:font-weight-complex="bold"/>
    </style:style>
    <style:style style:name="P26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text-align="start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29" style:family="paragraph">
      <style:paragraph-properties fo:text-align="center" style:writing-mode="lr-tb"/>
      <style:text-properties style:font-name="Liberation Sans1" fo:font-size="20pt" fo:language="fr" fo:country="FR" fo:font-weight="normal" style:font-size-asian="20pt" style:font-weight-asian="normal" style:font-size-complex="20pt" style:font-weight-complex="normal"/>
    </style:style>
    <style:style style:name="P30" style:family="paragraph">
      <loext:graphic-properties draw:fill-color="#ffffd7"/>
      <style:paragraph-properties fo:text-align="center"/>
      <style:text-properties fo:language="fr" fo:country="FR"/>
    </style:style>
    <style:style style:name="P31" style:family="paragraph">
      <loext:graphic-properties draw:fill-color="#ff6d6d"/>
      <style:paragraph-properties fo:text-align="center"/>
      <style:text-properties fo:language="fr" fo:country="FR"/>
    </style:style>
    <style:style style:name="P32" style:family="paragraph">
      <loext:graphic-properties draw:fill-color="#e400ff"/>
      <style:paragraph-properties fo:text-align="center"/>
      <style:text-properties fo:language="fr" fo:country="FR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32pt" fo:language="fr" fo:country="FR" fo:font-weight="normal" style:font-size-asian="32pt" style:font-weight-asian="normal" style:font-size-complex="32pt" style:font-weight-complex="normal"/>
    </style:style>
    <style:style style:name="P34" style:family="paragraph">
      <loext:graphic-properties draw:fill="none"/>
      <style:paragraph-properties fo:text-align="start" style:writing-mode="lr-tb"/>
      <style:text-properties fo:font-size="60pt" style:font-size-asian="60pt" style:font-size-complex="60pt"/>
    </style:style>
    <style:style style:name="P35" style:family="paragraph">
      <style:paragraph-properties fo:text-align="start" style:writing-mode="lr-tb"/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P36" style:family="paragraph">
      <style:paragraph-properties fo:text-align="start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37" style:family="paragraph">
      <loext:graphic-properties draw:fill="none"/>
      <style:paragraph-properties style:writing-mode="lr-tb"/>
      <style:text-properties fo:font-size="88pt" style:font-size-asian="88pt" style:font-size-complex="88pt"/>
    </style:style>
    <style:style style:name="P38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9" style:family="paragraph">
      <loext:graphic-properties draw:fill="none"/>
      <style:paragraph-properties fo:text-align="center" style:writing-mode="lr-tb"/>
      <style:text-properties fo:language="fr" fo:country="FR"/>
    </style:style>
    <style:style style:name="P40" style:family="paragraph">
      <loext:graphic-properties draw:fill="none"/>
      <style:paragraph-properties fo:text-align="center" style:writing-mode="lr-tb"/>
      <style:text-properties fo:font-size="150pt" style:font-size-asian="150pt" style:font-size-complex="150pt"/>
    </style:style>
    <style:style style:name="P41" style:family="paragraph">
      <style:paragraph-properties fo:margin-left="0cm" fo:margin-right="0cm" fo:margin-top="0.497cm" fo:margin-bottom="0cm" fo:text-align="start" fo:text-indent="0cm" style:writing-mode="lr-tb"/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P42" style:family="paragraph">
      <style:paragraph-properties fo:text-align="end"/>
    </style:style>
    <style:style style:name="P43" style:family="paragraph">
      <style:paragraph-properties fo:text-align="end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4" style:family="paragraph">
      <style:paragraph-properties fo:text-align="center" style:writing-mode="lr-tb"/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P45" style:family="paragraph">
      <loext:graphic-properties draw:fill-color="#f5a4ff"/>
      <style:paragraph-properties fo:text-align="center"/>
      <style:text-properties fo:language="fr" fo:country="FR"/>
    </style:style>
    <style:style style:name="P46" style:family="paragraph">
      <style:paragraph-properties fo:text-align="center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7" style:family="paragraph">
      <style:paragraph-properties fo:margin-left="0cm" fo:margin-right="0cm" fo:margin-top="0.497cm" fo:margin-bottom="0cm" fo:text-align="start" fo:text-indent="0cm" style:writing-mode="lr-tb"/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P48" style:family="paragraph">
      <loext:graphic-properties draw:fill="gradient" draw:fill-color="#ffd8ce" draw:fill-gradient-name="Gradient_20_1"/>
      <style:paragraph-properties fo:text-align="center"/>
      <style:text-properties fo:language="fr" fo:country="FR"/>
    </style:style>
    <style:style style:name="P49" style:family="paragraph">
      <loext:graphic-properties draw:fill="gradient" draw:fill-color="#e400ff" draw:fill-gradient-name="Pastel_20_Bouquet"/>
      <style:paragraph-properties fo:text-align="center"/>
      <style:text-properties fo:language="fr" fo:country="FR"/>
    </style:style>
    <style:style style:name="P50" style:family="paragraph">
      <loext:graphic-properties draw:fill-color="#a1467e"/>
      <style:paragraph-properties fo:text-align="center"/>
      <style:text-properties fo:language="fr" fo:country="FR"/>
    </style:style>
    <style:style style:name="P51" style:family="paragraph">
      <loext:graphic-properties draw:fill-color="#fff0f5"/>
      <style:paragraph-properties fo:text-align="center"/>
      <style:text-properties fo:language="fr" fo:country="FR"/>
    </style:style>
    <style:style style:name="P52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fo:font-weight="bold" style:font-size-asian="12pt" style:font-weight-asian="bold" style:font-size-complex="12pt" style:font-weight-complex="bold"/>
    </style:style>
    <style:style style:name="P53" style:family="paragraph">
      <loext:graphic-properties draw:fill-color="#ffd8ce"/>
      <style:paragraph-properties fo:text-align="center"/>
    </style:style>
    <style:style style:name="P54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style:font-size-asian="28pt" style:font-weight-asian="bold" style:font-size-complex="28pt" style:font-weight-complex="bold"/>
    </style:style>
    <style:style style:name="P55" style:family="paragraph">
      <loext:graphic-properties draw:fill-color="#e0c2cd"/>
      <style:paragraph-properties fo:text-align="center"/>
    </style:style>
    <style:style style:name="P56" style:family="paragraph">
      <loext:graphic-properties draw:fill-color="#dee6ef"/>
      <style:paragraph-properties fo:text-align="center"/>
    </style:style>
    <style:style style:name="P5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00" style:font-size-asian="28pt" style:font-weight-asian="bold" style:font-size-complex="28pt" style:font-weight-complex="bold"/>
    </style:style>
    <style:style style:name="P58" style:family="paragraph">
      <loext:graphic-properties draw:fill-color="#ffffff"/>
      <style:paragraph-properties style:writing-mode="lr-tb"/>
      <style:text-properties fo:font-size="20pt" fo:language="fr" fo:country="FR" style:font-size-asian="20pt" style:font-size-complex="20pt"/>
    </style:style>
    <style:style style:name="P59" style:family="paragraph">
      <loext:graphic-properties draw:fill-color="#ff3838"/>
      <style:paragraph-properties fo:text-align="center"/>
      <style:text-properties fo:language="fr" fo:country="FR"/>
    </style:style>
    <style:style style:name="P6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61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62" style:family="paragraph">
      <loext:graphic-properties draw:fill="none"/>
      <style:paragraph-properties fo:text-align="center" style:writing-mode="lr-tb"/>
      <style:text-properties fo:font-size="24pt" style:font-size-asian="32pt" style:font-size-complex="32pt"/>
    </style:style>
    <style:style style:name="P6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64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66" style:family="paragraph">
      <loext:graphic-properties draw:fill-color="#d4ea6b"/>
      <style:paragraph-properties fo:text-align="center"/>
    </style:style>
    <style:style style:name="P67" style:family="paragraph">
      <loext:graphic-properties draw:fill="none" draw:fill-color="#ffffff"/>
      <style:paragraph-properties fo:text-align="start" style:writing-mode="lr-tb"/>
      <style:text-properties fo:color="#000000" loext:opacity="100%" fo:font-size="21pt" fo:font-weight="bold" fo:background-color="#ffffa6" style:font-size-asian="28pt" style:font-weight-asian="bold" style:font-size-complex="28pt" style:font-weight-complex="bold"/>
    </style:style>
    <style:style style:name="P68" style:family="paragraph">
      <loext:graphic-properties draw:fill="none"/>
      <style:paragraph-properties fo:text-align="center" style:writing-mode="lr-tb"/>
      <style:text-properties fo:font-size="18pt" style:font-size-asian="18pt" style:font-size-complex="18pt"/>
    </style:style>
    <style:style style:name="P69" style:family="paragraph">
      <style:paragraph-properties fo:text-align="center"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70" style:family="paragraph">
      <loext:graphic-properties draw:fill-color="#00fdff"/>
      <style:paragraph-properties fo:text-align="center"/>
      <style:text-properties fo:language="fr" fo:country="FR"/>
    </style:style>
    <style:style style:name="P71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72" style:family="paragraph">
      <loext:graphic-properties draw:fill-color="#77bc65"/>
      <style:paragraph-properties fo:text-align="center"/>
      <style:text-properties fo:language="fr" fo:country="FR"/>
    </style:style>
    <style:style style:name="P73" style:family="paragraph">
      <loext:graphic-properties draw:fill-color="#ff3838"/>
      <style:paragraph-properties fo:text-align="center"/>
    </style:style>
    <style:style style:name="P74" style:family="paragraph">
      <style:text-properties fo:font-weight="normal" style:font-weight-asian="normal" style:font-weight-complex="normal"/>
    </style:style>
    <style:style style:name="P75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76" style:family="paragraph">
      <loext:graphic-properties draw:fill-color="#e16173"/>
      <style:paragraph-properties fo:text-align="center"/>
      <style:text-properties fo:language="fr" fo:country="FR"/>
    </style:style>
    <style:style style:name="P77" style:family="paragraph">
      <loext:graphic-properties draw:fill="none" draw:fill-color="#ffffff"/>
      <style:paragraph-properties style:writing-mode="lr-tb"/>
      <style:text-properties fo:color="#ffffff" loext:opacity="100%" fo:font-size="9pt" fo:language="fr" fo:country="FR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78" style:family="paragraph">
      <loext:graphic-properties draw:fill-color="#ffa500"/>
      <style:paragraph-properties fo:text-align="center"/>
      <style:text-properties fo:language="fr" fo:country="FR"/>
    </style:style>
    <style:style style:name="P79" style:family="paragraph">
      <loext:graphic-properties draw:fill-color="#afeeee"/>
      <style:paragraph-properties fo:text-align="center"/>
      <style:text-properties fo:language="fr" fo:country="FR"/>
    </style:style>
    <style:style style:name="P80" style:family="paragraph">
      <loext:graphic-properties draw:fill-color="#ffaa95"/>
      <style:paragraph-properties fo:text-align="center"/>
    </style:style>
    <style:style style:name="P81" style:family="paragraph">
      <loext:graphic-properties draw:fill="none" draw:fill-color="#ffffff"/>
      <style:paragraph-properties fo:text-align="center" style:writing-mode="lr-tb"/>
      <style:text-properties fo:color="#000000" loext:opacity="100%" fo:font-size="21pt" fo:font-weight="normal" style:font-size-asian="28pt" style:font-weight-asian="normal" style:font-size-complex="28pt" style:font-weight-complex="normal"/>
    </style:style>
    <style:style style:name="P82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83" style:family="paragraph">
      <loext:graphic-properties draw:fill="none" draw:fill-color="#ffffff"/>
      <style:paragraph-properties fo:text-align="center" style:writing-mode="lr-tb"/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P84" style:family="paragraph">
      <loext:graphic-properties draw:fill="none" draw:fill-color="#ffffff"/>
      <style:paragraph-properties fo:text-align="end" style:writing-mode="lr-tb"/>
      <style:text-properties fo:color="#ffffff" loext:opacity="100%" fo:font-size="16pt" style:font-size-asian="16pt" style:font-size-complex="16pt"/>
    </style:style>
    <style:style style:name="P85" style:family="paragraph">
      <loext:graphic-properties draw:fill="none" draw:fill-color="#ffffff"/>
      <style:paragraph-properties fo:text-align="start" style:writing-mode="lr-tb"/>
      <style:text-properties fo:color="#ffffff" loext:opacity="100%" fo:font-size="16pt" style:font-size-asian="16pt" style:font-size-complex="16pt"/>
    </style:style>
    <style:style style:name="P86" style:family="paragraph">
      <loext:graphic-properties draw:fill="none" draw:fill-color="#ffffff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87" style:family="paragraph">
      <style:paragraph-properties fo:text-align="center" style:writing-mode="lr-tb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88" style:family="paragraph">
      <loext:graphic-properties draw:fill-color="#ff8000"/>
      <style:paragraph-properties fo:text-align="center" style:writing-mode="lr-tb"/>
      <style:text-properties fo:font-size="13.5pt" fo:language="fr" fo:country="FR"/>
    </style:style>
    <style:style style:name="P89" style:family="paragraph">
      <loext:graphic-properties draw:fill-color="#ffffff"/>
      <style:paragraph-properties style:writing-mode="lr-tb"/>
      <style:text-properties fo:font-size="24pt" fo:language="fr" fo:country="FR" style:font-size-asian="24pt" style:font-size-complex="24pt"/>
    </style:style>
    <style:style style:name="P90" style:family="paragraph">
      <loext:graphic-properties draw:fill="none"/>
      <style:paragraph-properties fo:text-align="center" style:writing-mode="lr-tb"/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9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92" style:family="paragraph">
      <loext:graphic-properties draw:fill-color="#b7b3ca"/>
      <style:paragraph-properties fo:text-align="center"/>
    </style:style>
    <style:style style:name="P93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94" style:family="paragraph">
      <style:paragraph-properties fo:text-align="center" style:writing-mode="lr-tb"/>
      <style:text-properties fo:color="#ffffff" loext:opacity="100%" fo:font-size="34pt" fo:language="fr" fo:country="FR" fo:font-weight="bold" style:font-size-asian="34pt" style:font-weight-asian="bold" style:font-size-complex="34pt" style:font-weight-complex="bold"/>
    </style:style>
    <style:style style:name="P95" style:family="paragraph">
      <loext:graphic-properties draw:fill="none"/>
      <style:paragraph-properties style:writing-mode="lr-tb"/>
      <style:text-properties fo:font-size="13.5pt"/>
    </style:style>
    <style:style style:name="P96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97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11" style:family="text">
      <style:text-properties fo:font-size="13.5pt" fo:language="fr" fo:country="F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4pt" fo:font-weight="bold" style:font-size-asian="34pt" style:font-weight-asian="bold" style:font-size-complex="34pt" style:font-weight-complex="bold"/>
    </style:style>
    <style:style style:name="T14" style:family="text">
      <style:text-properties fo:font-size="34pt" style:font-size-asian="34pt" style:font-size-complex="34pt"/>
    </style:style>
    <style:style style:name="T15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6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7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language="fr" fo:country="FR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22pt" fo:language="fr" fo:country="FR" style:font-size-asian="22pt" style:font-size-complex="22pt"/>
    </style:style>
    <style:style style:name="T22" style:family="text">
      <style:text-properties fo:font-size="32pt" fo:language="fr" fo:country="FR" style:font-size-asian="32pt" style:font-size-complex="32pt"/>
    </style:style>
    <style:style style:name="T23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60pt" fo:language="fr" fo:country="FR" fo:font-style="normal" fo:text-shadow="none" style:text-underline-style="none" fo:font-weight="bold" style:letter-kerning="true" style:font-name-asian="Microsoft YaHei" style:font-size-asian="60pt" style:font-style-asian="normal" style:font-weight-asian="bold" style:font-name-complex="Lucida Sans" style:font-size-complex="6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language="fr" fo:country="FR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29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30" style:family="text">
      <style:text-properties fo:font-variant="normal" fo:text-transform="none" fo:color="#ffffa6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ffef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eeeee" loext:opacity="100%" style:text-outline="false" style:text-line-through-style="none" style:text-line-through-type="none" style:font-name="Liberation Sans" fo:font-size="88pt" fo:language="fr" fo:country="FR" fo:font-style="normal" fo:text-shadow="none" style:text-underline-style="none" fo:font-weight="bold" style:letter-kerning="true" style:font-name-asian="Microsoft YaHei" style:font-size-asian="88pt" style:font-style-asian="normal" style:font-weight-asian="bold" style:font-name-complex="Lucida Sans" style:font-size-complex="88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language="fr" fo:country="FR"/>
    </style:style>
    <style:style style:name="T3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50pt" fo:language="fr" fo:country="FR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Lucida Sans" style:font-size-complex="150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style:text-position="33% 58%" fo:font-size="26pt" fo:language="fr" fo:country="FR" fo:font-weight="normal" style:font-size-asian="26pt" style:font-weight-asian="normal" style:font-size-complex="26pt" style:font-weight-complex="normal"/>
    </style:style>
    <style:style style:name="T39" style:family="text">
      <style:text-properties style:text-position="0% 100%" fo:font-size="26pt" fo:language="fr" fo:country="FR" fo:font-weight="normal" style:font-size-asian="26pt" style:font-weight-asian="normal" style:font-size-complex="26pt" style:font-weight-complex="normal"/>
    </style:style>
    <style:style style:name="T40" style:family="text">
      <style:text-properties fo:color="#ffffd7" loext:opacity="100%" style:text-position="0% 100%" fo:font-size="26pt" fo:language="fr" fo:country="FR" fo:font-weight="bold" style:font-size-asian="26pt" style:font-weight-asian="bold" style:font-size-complex="26pt" style:font-weight-complex="bold"/>
    </style:style>
    <style:style style:name="T41" style:family="text">
      <style:text-properties fo:font-size="26pt" fo:language="fr" fo:country="FR" fo:font-weight="bold" style:font-size-asian="26pt" style:font-weight-asian="bold" style:font-size-complex="26pt" style:font-weight-complex="bold"/>
    </style:style>
    <style:style style:name="T42" style:family="text">
      <style:text-properties style:text-position="-33% 58%" fo:font-size="26pt" fo:language="fr" fo:country="FR" fo:font-weight="bold" style:font-size-asian="26pt" style:font-weight-asian="bold" style:font-size-complex="26pt" style:font-weight-complex="bold"/>
    </style:style>
    <style:style style:name="T43" style:family="text">
      <style:text-properties fo:font-size="36pt" fo:language="fr" fo:country="FR" fo:font-weight="normal" style:font-size-asian="36pt" style:font-weight-asian="normal" style:font-size-complex="36pt" style:font-weight-complex="normal"/>
    </style:style>
    <style:style style:name="T44" style:family="text">
      <style:text-properties fo:font-size="26pt" style:font-size-asian="26pt" style:font-size-complex="26pt"/>
    </style:style>
    <style:style style:name="T4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32pt" fo:language="fr" fo:country="FR" fo:font-weight="bold" style:font-size-asian="32pt" style:font-size-complex="32pt"/>
    </style:style>
    <style:style style:name="T47" style:family="text">
      <style:text-properties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8" style:family="text">
      <style:text-properties fo:color="#000000" loext:opacity="100%" fo:font-size="28pt" fo:language="fr" fo:country="FR" fo:font-weight="bold" style:font-size-asian="28pt" style:font-weight-asian="bold" style:font-size-complex="28pt" style:font-weight-complex="bold"/>
    </style:style>
    <style:style style:name="T49" style:family="text">
      <style:text-properties fo:color="#000000" loext:opacity="100%" fo:font-size="28pt" fo:font-weight="bold" style:font-size-asian="28pt" style:font-weight-asian="bold" style:font-size-complex="28pt" style:font-weight-complex="bold"/>
    </style:style>
    <style:style style:name="T50" style:family="text">
      <style:text-properties fo:color="#000000" loext:opacity="100%" fo:font-size="28pt" fo:language="fr" fo:country="FR" fo:font-weight="bold" fo:background-color="#ffff00" style:font-size-asian="28pt" style:font-weight-asian="bold" style:font-size-complex="28pt" style:font-weight-complex="bold"/>
    </style:style>
    <style:style style:name="T51" style:family="text">
      <style:text-properties fo:color="#000000" loext:opacity="100%" fo:font-size="28pt" fo:language="fr" fo:country="FR" fo:font-weight="normal" fo:background-color="#ffff00" style:font-size-asian="28pt" style:font-weight-asian="normal" style:font-size-complex="28pt" style:font-weight-complex="normal"/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54" style:family="text">
      <style:text-properties fo:color="#ffffff" loext:opacity="100%" fo:font-size="12pt" style:text-underline-style="solid" style:text-underline-width="auto" style:text-underline-color="font-color" style:font-size-asian="12pt" style:font-size-complex="12pt"/>
    </style:style>
    <style:style style:name="T55" style:family="text">
      <style:text-properties fo:font-size="20pt" fo:language="fr" fo:country="FR" style:font-size-asian="20pt" style:font-size-complex="20pt"/>
    </style:style>
    <style:style style:name="T56" style:family="text">
      <style:text-properties fo:color="#000000" loext:opacity="100%" fo:font-size="28pt" fo:font-weight="bold" fo:background-color="#ffff00" style:font-size-asian="28pt" style:font-weight-asian="bold" style:font-size-complex="28pt" style:font-weight-complex="bold"/>
    </style:style>
    <style:style style:name="T57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58" style:family="text">
      <style:text-properties fo:font-size="36pt" fo:language="fr" fo:country="FR" fo:text-shadow="none" fo:font-weight="normal" style:font-size-asian="36pt" style:font-weight-asian="normal" style:font-size-complex="36pt" style:font-weight-complex="normal"/>
    </style:style>
    <style:style style:name="T59" style:family="text">
      <style:text-properties fo:color="#ffffff" loext:opacity="100%" fo:font-size="32pt" fo:language="fr" fo:country="FR" fo:font-weight="bold" style:font-size-asian="32pt" style:font-size-complex="32pt"/>
    </style:style>
    <style:style style:name="T60" style:family="text">
      <style:text-properties fo:color="#ffffff" loext:opacity="100%" fo:font-size="36pt" fo:language="fr" fo:country="FR" fo:text-shadow="none" fo:font-weight="normal" style:font-size-asian="36pt" style:font-weight-asian="normal" style:font-size-complex="36pt" style:font-weight-complex="normal"/>
    </style:style>
    <style:style style:name="T61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65" style:family="text">
      <style:text-properties fo:font-size="21.2000007629395pt" fo:language="fr" fo:country="F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.2000007629395pt" fo:language="fr" fo:country="FR" fo:font-style="normal" fo:text-shadow="none" style:text-underline-style="none" fo:font-weight="normal" style:letter-kerning="true" fo:background-color="transparent" style:font-name-asian="Microsoft YaHei" style:font-size-asian="28.1000003814697pt" style:font-style-asian="normal" style:font-weight-asian="normal" style:font-name-complex="Lucida Sans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68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loext:opacity="100%" fo:font-size="28pt" fo:language="fr" fo:country="FR" fo:font-weight="bold" fo:background-color="#ffffa6" style:font-size-asian="28pt" style:font-weight-asian="bold" style:font-size-complex="28pt" style:font-weight-complex="bold"/>
    </style:style>
    <style:style style:name="T71" style:family="text">
      <style:text-properties fo:color="#ffffff" loext:opacity="100%" fo:font-size="18pt" fo:language="fr" fo:country="FR" fo:font-weight="normal" style:font-size-asian="18pt" style:font-weight-asian="normal" style:font-size-complex="18pt" style:font-weight-complex="normal"/>
    </style:style>
    <style:style style:name="T72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73" style:family="text">
      <style:text-properties fo:font-size="18pt" fo:language="fr" fo:country="FR" fo:font-weight="bold" style:font-weight-asian="bold" style:font-weight-complex="bold"/>
    </style:style>
    <style:style style:name="T74" style:family="text">
      <style:text-properties fo:font-size="18pt" fo:language="fr" fo:country="FR"/>
    </style:style>
    <style:style style:name="T75" style:family="text">
      <style:text-properties fo:font-size="34pt" fo:font-weight="normal" style:font-size-asian="34pt" style:font-weight-asian="normal" style:font-size-complex="34pt" style:font-weight-complex="normal"/>
    </style:style>
    <style:style style:name="T76" style:family="text">
      <style:text-properties fo:color="#ffffff" loext:opacity="100%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77" style:family="text">
      <style:text-properties fo:color="#ffffff" loext:opacity="100%" fo:font-size="16pt" style:font-size-asian="16pt" style:font-size-complex="16pt"/>
    </style:style>
    <style:style style:name="T78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79" style:family="text">
      <style:text-properties fo:color="#ffffff" loext:opacity="100%" fo:font-size="18pt" style:font-size-asian="18pt" style:font-size-complex="18pt"/>
    </style:style>
    <style:style style:name="T80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1" style:family="text">
      <style:text-properties fo:font-size="24pt" fo:language="fr" fo:country="FR" fo:font-weight="normal" style:font-size-asian="24pt" style:font-weight-asian="normal" style:font-size-complex="24pt" style:font-weight-complex="normal"/>
    </style:style>
    <style:style style:name="T82" style:family="text">
      <style:text-properties fo:color="#ffffff" loext:opacity="100%" fo:font-size="36pt" fo:language="fr" fo:country="FR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3" style:family="text">
      <style:text-properties fo:color="#ffffff" loext:opacity="100%" fo:font-size="20pt" fo:language="fr" fo:country="FR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84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8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bold" style:letter-kerning="true" fo:background-color="transparent" style:font-name-asian="Liberation Sans" style:font-size-asian="28pt" style:font-style-asian="normal" style:font-weight-asian="normal" style:font-name-complex="Liberation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ffff" loext:opacity="100%" fo:font-size="13.5pt"/>
    </style:style>
    <style:style style:name="T87" style:family="text">
      <style:text-properties fo:font-variant="normal" fo:text-transform="none" fo:color="#cccccc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1d41a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ff4000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729fc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9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9.024cm" svg:height="2.63cm" svg:x="1.376cm" svg:y="13.638cm" presentation:class="title" presentation:user-transformed="true">
          <draw:text-box>
            <text:p text:style-name="P1"><text:span text:style-name="T2">MMI 1 – TP#5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155cm 15.6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1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10">Pas très lisible, non ?</text:span></text:p>
          </draw:text-box>
        </draw:frame>
        <draw:custom-shape draw:style-name="gr8" draw:text-style-name="P19" draw:layer="layout" svg:width="12.094cm" svg:height="9.892cm" draw:transform="skewX (-0.115366263556825) rotate (-1.73206474967917) translate (38.047cm 6.501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custom-shape draw:style-name="gr9" draw:text-style-name="P20" draw:layer="layout" svg:width="3.909cm" svg:height="10.899cm" draw:transform="rotate (-3.14159265358979) translate (2.86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9" draw:text-style-name="P24" draw:layer="layout" svg:width="25.806cm" svg:height="10.905cm" svg:x="1.37cm" svg:y="2.295cm" presentation:class="outline" presentation:user-transformed="true">
          <draw:text-box>
            <text:list text:style-name="L2">
              <text:list-item>
                <text:p><text:span text:style-name="T13">Beau n'est pas forcément égal à fonctionnel</text:span></text:p>
              </text:list-item>
              <text:list-item>
                <text:p><text:span text:style-name="T14">Certaines personnes ne perçoivent pas tout le spectre colorimétrique (daltoniens par exemple)</text:span></text:p>
              </text:list-item>
              <text:list-item>
                <text:p><text:span text:style-name="T14">Pensez aux contrastes</text:span></text:p>
                <text:list>
                  <text:list-item>
                    <text:p><text:span text:style-name="T14">Voir premier lien dans les sources ci-dessous pour les tester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10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1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Un site accessible rend l'expérience bien meilleure et mémorable. Vous donnez à l'utilisateur l'envie de revenir</text:span></text:p>
              </text:list-item>
              <text:list-item>
                <text:p><text:span text:style-name="T14">Les gens n'ont pas forcément des écrans super bien calibrés</text:span></text:p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2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3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2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draw:style-name="gr2" draw:text-style-name="P27" draw:layer="layout" svg:width="8.387cm" svg:height="8.228cm" svg:x="2cm" svg:y="2.372cm">
          <draw:image xlink:href="Pictures/100000010000013D000001371482FEED9A41843B.png" xlink:type="simple" xlink:show="embed" xlink:actuate="onLoad" draw:mime-type="image/png">
            <text:p/>
          </draw:image>
        </draw:frame>
        <draw:frame draw:style-name="gr2" draw:text-style-name="P27" draw:layer="layout" svg:width="7.48cm" svg:height="8.23cm" svg:x="10.92cm" svg:y="2.4cm">
          <draw:image xlink:href="Pictures/10000001000001C1000001EE8AF485C899D67841.png" xlink:type="simple" xlink:show="embed" xlink:actuate="onLoad" draw:mime-type="image/png">
            <text:p/>
          </draw:image>
        </draw:frame>
        <draw:custom-shape draw:style-name="gr15" draw:text-style-name="P27" draw:layer="layout" svg:width="2.6cm" svg:height="1cm" svg:x="3cm" svg:y="9.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3.6cm" svg:height="1cm" svg:x="12.4cm" svg:y="9.6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28" draw:layer="layout" svg:width="19.364cm" svg:height="1.645cm" svg:x="2cm" svg:y="11.955cm" presentation:class="title" presentation:user-transformed="true">
          <draw:text-box>
            <text:p text:style-name="P1"><text:span text:style-name="T19">La console du navigateur vous donne le score de contraste lorsque vous cliquez sur la couleur. Pratique !</text:span></text:p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draw:frame presentation:style-name="pr14" draw:text-style-name="P29" draw:layer="layout" svg:width="8.4cm" svg:height="0.8cm" svg:x="2cm" svg:y="10.8cm" presentation:class="title" presentation:user-transformed="true">
          <draw:text-box>
            <text:p text:style-name="P16"><text:span text:style-name="T19">Firefox</text:span></text:p>
          </draw:text-box>
        </draw:frame>
        <draw:frame presentation:style-name="pr14" draw:text-style-name="P29" draw:layer="layout" svg:width="7.48cm" svg:height="0.8cm" svg:x="10.92cm" svg:y="10.8cm" presentation:class="title" presentation:user-transformed="true">
          <draw:text-box>
            <text:p text:style-name="P16"><text:span text:style-name="T19">Chro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5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les couleurs</text:span></text:p>
          </draw:text-box>
        </draw:frame>
        <draw:frame presentation:style-name="pr16" draw:text-style-name="P24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14">Le contraste des couleurs ne s'applique pas qu'au web, ça s'applique aussi à la vidéo ou encore aux images</text:span></text:p>
                <text:list>
                  <text:list-item>
                    <text:p><text:span text:style-name="T14">Pensez-y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9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webaim.org/resources/contrastchecker/" xlink:type="simple">https://webaim.org/resources/contrastchecker/</text:a></text:span><text:span text:style-name="T17"><text:s/></text:span><text:span text:style-name="T18">- Outil pour tester vos contrastes</text:span></text:p>
              </text:list-item>
              <text:list-item>
                <text:p><text:span text:style-name="T16"><text:a xlink:href="http://www.caf.fr/allocataires/vies-de-famille/vivre-avec-un-handicap/vos-droits/80-des-handicaps-sont-invisibles-le-saviez-vous" xlink:type="simple">http://www.caf.fr/allocataires/vies-de-famille/vivre-avec-un-handicap/vos-droits/80-des-handicaps-sont-invisibles-le-saviez-vou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17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7" draw:text-style-name="P30" draw:layer="layout" svg:width="1.64cm" svg:height="14.531cm" draw:transform="rotate (-1.5707963267949) translate (28.993cm -0.6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8" draw:text-style-name="P31" draw:layer="layout" svg:width="1.084cm" svg:height="14.531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CSS "background-color"</text:span></text:p>
          </draw:text-box>
        </draw:frame>
        <draw:frame presentation:style-name="pr18" draw:text-style-name="P15" draw:layer="layout" svg:width="25.806cm" svg:height="10.105cm" svg:x="1.37cm" svg:y="2.295cm" presentation:class="outline" presentation:user-transformed="true">
          <draw:text-box>
            <text:list text:style-name="L2">
              <text:list-item>
                <text:p><text:span text:style-name="T20">Permet de mettre une couleur d'arrière-plan sur <text:s/>(presque) toutes les balises html</text:span></text:p>
              </text:list-item>
              <text:list-item>
                <text:p><text:span text:style-name="T20">Accepte les valeurs suivantes :</text:span></text:p>
                <text:list>
                  <text:list-item>
                    <text:p><text:span text:style-name="T20">Nom de couleur en anglais : red, pink, aliceblue…</text:span></text:p>
                  </text:list-item>
                  <text:list-item>
                    <text:p><text:span text:style-name="T20">Couleur au format rgb(a)</text:span></text:p>
                  </text:list-item>
                  <text:list-item>
                    <text:p><text:span text:style-name="T20">Couleur au format hexadécimal</text:span></text:p>
                  </text:list-item>
                  <text:list-item>
                    <text:p><text:span text:style-name="T20">Et autres</text:span></text:p>
                  </text:list-item>
                </text:list>
              </text:list-item>
            </text:list>
          </draw:text-box>
        </draw:frame>
        <draw:frame draw:style-name="gr19" draw:text-style-name="P25" draw:layer="layout" svg:width="25.147cm" svg:height="2.621cm" svg:x="1.017cm" svg:y="13.045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9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es trois types de valeurs listés sont ceux les plus utilisés. Il en existe d'autres, à vous de les découvrir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presentation:style-name="pr20" draw:text-style-name="P33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22">Représentation de la couleur sous la forme de quatre composantes :</text:span></text:p>
                <text:list>
                  <text:list-item>
                    <text:p><text:span text:style-name="T22">Red (Rouge)</text:span></text:p>
                  </text:list-item>
                  <text:list-item>
                    <text:p><text:span text:style-name="T22">Green (Vert)</text:span></text:p>
                  </text:list-item>
                  <text:list-item>
                    <text:p><text:span text:style-name="T22">Blue (Bleu)</text:span></text:p>
                  </text:list-item>
                  <text:list-item>
                    <text:p><text:span text:style-name="T22">Alpha (Alpha) – Utilisation de la fonction rgba()</text:span></text:p>
                  </text:list-item>
                </text:list>
              </text:list-item>
              <text:list-item>
                <text:p><text:span text:style-name="T22">Chaque valeur (sauf la composante alpha 0 – 1 valeur décimale) peut prendre une valeur entre 0 et 255 inclus</text:span></text:p>
              </text:list-item>
            </text:list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1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21" draw:text-style-name="P32" draw:layer="layout" svg:width="1.884cm" svg:height="14.531cm" draw:transform="rotate (-1.5707963267949) translate (14.48cm 1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rgb(a)</text:span></text:p>
          </draw:text-box>
        </draw:frame>
        <draw:frame draw:style-name="gr22" draw:text-style-name="P34" draw:layer="layout" svg:width="20.6cm" svg:height="3.2cm" svg:x="1.6cm" svg:y="5cm">
          <draw:text-box>
            <text:p text:style-name="P1"><text:span text:style-name="T23">rgba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,0.3);</text:span></text:p>
          </draw:text-box>
        </draw:frame>
        <draw:frame draw:style-name="gr22" draw:text-style-name="P34" draw:layer="layout" svg:width="16cm" svg:height="3.2cm" svg:x="1.6cm" svg:y="7.5cm">
          <draw:text-box>
            <text:p text:style-name="P1"><text:span text:style-name="T23">rgb(</text:span><text:span text:style-name="T24">241</text:span><text:span text:style-name="T23">,</text:span><text:span text:style-name="T25">78</text:span><text:span text:style-name="T23">,</text:span><text:span text:style-name="T26">70</text:span><text:span text:style-name="T23">);</text:span></text:p>
          </draw:text-box>
        </draw:frame>
        <draw:custom-shape draw:style-name="gr23" draw:text-style-name="P5" draw:layer="layout" svg:width="3.501cm" svg:height="2.017cm" svg:x="5.899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898cm" svg:y1="13.8cm" svg:x2="5.898cm" svg:y2="8.784cm">
          <text:p/>
        </draw:line>
        <draw:frame presentation:style-name="pr22" draw:text-style-name="P35" draw:layer="layout" svg:width="4.864cm" svg:height="3.473cm" svg:x="6.136cm" svg:y="10.5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rouge</text:span><text:span text:style-name="T27"><text:line-break/></text:span><text:span text:style-name="T27">Valeur entre </text:span><text:span text:style-name="T28"><text:s/>0 et 255</text:span></text:p>
          </draw:text-box>
        </draw:frame>
        <draw:custom-shape draw:style-name="gr25" draw:text-style-name="P5" draw:layer="layout" svg:width="2.659cm" svg:height="2.017cm" svg:x="11.14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11.141cm" svg:y1="6.04cm" svg:x2="11.141cm" svg:y2="2.306cm">
          <text:p/>
        </draw:line>
        <draw:frame presentation:style-name="pr22" draw:text-style-name="P35" draw:layer="layout" svg:width="5.664cm" svg:height="3.473cm" svg:x="11.336cm" svg:y="2.29cm" presentation:class="title" presentation:user-transformed="true">
          <draw:text-box>
            <text:p text:style-name="P1"><text:span text:style-name="T27">Composante</text:span><text:span text:style-name="T27"><text:line-break/></text:span><text:span text:style-name="T27">verte</text:span><text:span text:style-name="T27"><text:line-break/></text:span><text:span text:style-name="T27">0 ≤ Valeur </text:span><text:span text:style-name="T28">≤ 255</text:span></text:p>
          </draw:text-box>
        </draw:frame>
        <draw:custom-shape draw:style-name="gr27" draw:text-style-name="P5" draw:layer="layout" svg:width="2.599cm" svg:height="2.017cm" svg:x="13.001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3cm" svg:y1="12.4cm" svg:x2="13cm" svg:y2="8.784cm">
          <text:p/>
        </draw:line>
        <draw:frame presentation:style-name="pr23" draw:text-style-name="P35" draw:layer="layout" svg:width="7.698cm" svg:height="1.782cm" svg:x="13.302cm" svg:y="10.618cm" presentation:class="title" presentation:user-transformed="true">
          <draw:text-box>
            <text:p text:style-name="P1"><text:span text:style-name="T27">Composante bleue</text:span><text:span text:style-name="T27"><text:line-break/></text:span><text:span text:style-name="T27">0 ≤ Valeur ≤ 255</text:span></text:p>
          </draw:text-box>
        </draw:frame>
        <draw:frame presentation:style-name="pr24" draw:text-style-name="P28" draw:layer="layout" svg:width="10.364cm" svg:height="2.4cm" svg:x="17.436cm" svg:y="2.6cm" presentation:class="title" presentation:user-transformed="true">
          <draw:text-box>
            <text:p text:style-name="P1"><text:span text:style-name="T19">Composante alpha (transparence)</text:span><text:span text:style-name="T19"><text:line-break/></text:span><text:span text:style-name="T19">Utilisable uniquement avec rgba()</text:span><text:span text:style-name="T19"><text:line-break/></text:span><text:span text:style-name="T19">0 ≤ Valeur ≤ 1 (valeur décimale)</text:span></text:p>
          </draw:text-box>
        </draw:frame>
        <draw:custom-shape draw:style-name="gr29" draw:text-style-name="P5" draw:layer="layout" svg:width="3.089cm" svg:height="2.017cm" svg:x="17.111cm" svg:y="5.1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7.114cm" svg:y1="6.047cm" svg:x2="17.114cm" svg:y2="2.6cm">
          <text:p/>
        </draw:line>
        <draw:custom-shape draw:style-name="gr31" draw:text-style-name="P5" draw:layer="layout" svg:width="4.6cm" svg:height="2.017cm" svg:x="1.8cm" svg:y="5.3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.803cm" svg:y1="8.2cm" svg:x2="1.803cm" svg:y2="3.8cm">
          <text:p/>
        </draw:line>
        <draw:frame presentation:style-name="pr25" draw:text-style-name="P35" draw:layer="layout" svg:width="5.264cm" svg:height="0.869cm" svg:x="1.936cm" svg:y="3.8cm" presentation:class="title" presentation:user-transformed="true">
          <draw:text-box>
            <text:p text:style-name="P1"><text:span text:style-name="T28">Fonctions</text:span></text:p>
          </draw:text-box>
        </draw:frame>
        <draw:custom-shape draw:style-name="gr32" draw:text-style-name="P5" draw:layer="layout" svg:width="3.6cm" svg:height="2.2cm" svg:x="1.8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7" draw:text-style-name="P36" draw:layer="layout" svg:width="10.164cm" svg:height="3.076cm" svg:x="17.036cm" svg:y="4.8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alpha (transparence)</text:span><text:span text:style-name="T29"><text:line-break/></text:span><text:span text:style-name="T29">(facultative)</text:span></text:p>
          </draw:text-box>
        </draw:frame>
        <draw:frame draw:style-name="gr33" draw:text-style-name="P37" draw:layer="layout" svg:width="17.2cm" svg:height="3.718cm" svg:x="3.7cm" svg:y="7.222cm">
          <draw:text-box>
            <text:p><text:span text:style-name="T30">#</text:span><text:span text:style-name="T31">41</text:span><text:span text:style-name="T32">78</text:span><text:span text:style-name="T33">FA</text:span><text:span text:style-name="T34">FF</text:span></text:p>
          </draw:text-box>
        </draw:frame>
        <draw:custom-shape draw:style-name="gr34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uleur au format hexadécimal</text:span></text:p>
          </draw:text-box>
        </draw:frame>
        <draw:frame presentation:style-name="pr28" draw:text-style-name="P38" draw:layer="layout" svg:width="25.806cm" svg:height="2.105cm" svg:x="1.37cm" svg:y="2.295cm" presentation:class="outline" presentation:user-transformed="true">
          <draw:text-box>
            <text:list text:style-name="L2">
              <text:list-item>
                <text:p><text:span text:style-name="T35">Représentation de la couleur sous la forme de quatre (ou trois) paires de valeurs hexadécimales précédées d'un croisillon (#):</text:span></text:p>
              </text:list-item>
            </text:list>
          </draw:text-box>
        </draw:frame>
        <draw:custom-shape draw:style-name="gr23" draw:text-style-name="P5" draw:layer="layout" svg:width="3.501cm" svg:height="2.017cm" svg:x="5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5.598cm" svg:y1="12.711cm" svg:x2="5.598cm" svg:y2="8.977cm">
          <text:p/>
        </draw:line>
        <draw:frame presentation:style-name="pr29" draw:text-style-name="P36" draw:layer="layout" svg:width="5.264cm" svg:height="2.051cm" svg:x="5.836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rouge</text:span></text:p>
          </draw:text-box>
        </draw:frame>
        <draw:custom-shape draw:style-name="gr35" draw:text-style-name="P5" draw:layer="layout" svg:width="3.914cm" svg:height="2.017cm" svg:x="12.599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2.598cm" svg:y1="12.711cm" svg:x2="12.598cm" svg:y2="8.977cm">
          <text:p/>
        </draw:line>
        <draw:frame presentation:style-name="pr29" draw:text-style-name="P36" draw:layer="layout" svg:width="5.264cm" svg:height="2.051cm" svg:x="12.9cm" svg:y="10.81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bleue</text:span></text:p>
          </draw:text-box>
        </draw:frame>
        <draw:custom-shape draw:style-name="gr36" draw:text-style-name="P5" draw:layer="layout" svg:width="3.204cm" svg:height="2.017cm" svg:x="9.24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5" draw:layer="layout" svg:x1="9.241cm" svg:y1="8.85cm" svg:x2="9.241cm" svg:y2="5.116cm">
          <text:p/>
        </draw:line>
        <draw:frame presentation:style-name="pr29" draw:text-style-name="P36" draw:layer="layout" svg:width="5.264cm" svg:height="2.051cm" svg:x="9.436cm" svg:y="5.1cm" presentation:class="title" presentation:user-transformed="true">
          <draw:text-box>
            <text:p text:style-name="P1"><text:span text:style-name="T29">Composante</text:span><text:span text:style-name="T29"><text:line-break/></text:span><text:span text:style-name="T29">verte</text:span></text:p>
          </draw:text-box>
        </draw:frame>
        <draw:custom-shape draw:style-name="gr37" draw:text-style-name="P5" draw:layer="layout" svg:width="3.789cm" svg:height="2.017cm" svg:x="16.711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0" draw:text-style-name="P5" draw:layer="layout" svg:x1="16.714cm" svg:y1="8.857cm" svg:x2="16.714cm" svg:y2="5.123cm">
          <text:p/>
        </draw:lin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9" draw:layer="layout" svg:width="1.7cm" svg:height="2.017cm" svg:x="3.7cm" svg:y="7.9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5" draw:layer="layout" svg:x1="3.7cm" svg:y1="8.85cm" svg:x2="3.7cm" svg:y2="5.116cm">
          <text:p/>
        </draw:line>
        <draw:frame presentation:style-name="pr29" draw:text-style-name="P36" draw:layer="layout" svg:width="5.264cm" svg:height="2.051cm" svg:x="3.977cm" svg:y="5.101cm" presentation:class="title" presentation:user-transformed="true">
          <draw:text-box>
            <text:p text:style-name="P1"><text:span text:style-name="T29">Indicateur</text:span><text:span text:style-name="T29"><text:line-break/></text:span><text:span text:style-name="T29">de format</text:span></text:p>
          </draw:text-box>
        </draw:fram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40" draw:text-style-name="P40" draw:layer="layout" svg:width="7.5cm" svg:height="6.165cm" svg:x="10.25cm" svg:y="5cm">
          <draw:text-box>
            <text:p text:style-name="P16"><text:span text:style-name="T36">4E</text:span></text:p>
          </draw:text-box>
        </draw:frame>
        <draw:custom-shape draw:style-name="gr34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Conversion hexadécimal vers décimal</text:span></text:p>
          </draw:text-box>
        </draw:frame>
        <draw:frame presentation:style-name="pr31" draw:text-style-name="P41" draw:layer="layout" svg:width="26.23cm" svg:height="4.105cm" svg:x="1.37cm" svg:y="2.295cm" presentation:class="outline" presentation:user-transformed="true">
          <draw:text-box>
            <text:list text:style-name="L2">
              <text:list-item>
                <text:p><text:span text:style-name="T37">Chaque composante doit être multipliée par 16 élevé à la puissance de son index dans le nombre décimal</text:span></text:p>
                <text:list>
                  <text:list-item>
                    <text:p><text:span text:style-name="T37">Note : On commence à compter à partir de 0 en programmation, le premier index est donc 0</text:span></text:p>
                  </text:list-item>
                </text:list>
              </text:list-item>
              <text:list-item>
                <text:p><text:span text:style-name="T37">Puis on additionne le tout</text:span></text:p>
              </text:list-item>
            </text:list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1" draw:text-style-name="P25" draw:layer="layout" svg:width="19.382cm" svg:height="1.468cm" svg:x="1.018cm" svg:y="14.5cm">
          <draw:text-box>
            <text:p><text:span text:style-name="T15">Sources :</text:span></text:p>
            <text:list text:style-name="L1">
              <text:list-item>
                <text:p><text:span text:style-name="T16"><text:a xlink:href="https://www.rapidtables.com/convert/number/hex-to-decimal.html" xlink:type="simple">https://www.rapidtables.com/convert/number/hex-to-decimal.html</text:a></text:span><text:span text:style-name="T18"><text:s/>- convertisseur</text:span></text:p>
              </text:list-item>
            </text:list>
          </draw:text-box>
        </draw:frame>
        <draw:custom-shape draw:style-name="gr42" draw:text-style-name="P5" draw:layer="layout" svg:width="3.199cm" svg:height="4.318cm" svg:x="10.601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10.6cm" svg:y1="12.4cm" svg:x2="10.6cm" svg:y2="6.866cm">
          <text:p/>
        </draw:line>
        <draw:frame presentation:style-name="pr27" draw:text-style-name="P43" draw:layer="layout" svg:width="7.264cm" svg:height="3.076cm" svg:x="3cm" svg:y="10.4cm" presentation:class="title" presentation:user-transformed="true">
          <draw:text-box>
            <text:p text:style-name="P42"><text:span text:style-name="T29">index : 1</text:span><text:span text:style-name="T29"><text:line-break/></text:span><text:span text:style-name="T29">4 x 16</text:span><text:span text:style-name="T38">1 </text:span><text:span text:style-name="T39">(16) = </text:span><text:span text:style-name="T40">64</text:span></text:p>
          </draw:text-box>
        </draw:frame>
        <draw:custom-shape draw:style-name="gr43" draw:text-style-name="P5" draw:layer="layout" svg:width="3cm" svg:height="4.318cm" svg:x="14cm" svg:y="5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8" draw:text-style-name="P5" draw:layer="layout" svg:x1="16.985cm" svg:y1="12.2cm" svg:x2="16.985cm" svg:y2="6.866cm">
          <text:p/>
        </draw:line>
        <draw:frame presentation:style-name="pr32" draw:text-style-name="P36" draw:layer="layout" svg:width="7cm" svg:height="2.199cm" svg:x="17.2cm" svg:y="10.401cm" presentation:class="title" presentation:user-transformed="true">
          <draw:text-box>
            <text:p text:style-name="P1"><text:span text:style-name="T29">index : 0</text:span><text:span text:style-name="T29"><text:line-break/></text:span><text:span text:style-name="T29">14 x 16</text:span><text:span text:style-name="T38">0 </text:span><text:span text:style-name="T39">(1) = </text:span><text:span text:style-name="T40">14</text:span></text:p>
          </draw:text-box>
        </draw:frame>
        <draw:frame presentation:style-name="pr33" draw:text-style-name="P44" draw:layer="layout" svg:width="10.716cm" svg:height="1.451cm" svg:x="8.642cm" svg:y="12.749cm" presentation:class="title" presentation:user-transformed="true">
          <draw:text-box>
            <text:p text:style-name="P16"><text:span text:style-name="T41">64 + 14 = 78</text:span><text:span text:style-name="T42">10 (base décimale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4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Hexadécimal ou rgb(a) ?</text:span></text:p>
          </draw:text-box>
        </draw:frame>
        <draw:frame presentation:style-name="pr35" draw:text-style-name="P38" draw:layer="layout" svg:width="25.806cm" svg:height="2.805cm" svg:x="1.37cm" svg:y="2.295cm" presentation:class="outline" presentation:user-transformed="true">
          <draw:text-box>
            <text:list text:style-name="L2">
              <text:list-item>
                <text:p><text:span text:style-name="T35">Il n'y a pas un système moins bon que l'autre</text:span></text:p>
              </text:list-item>
              <text:list-item>
                <text:p><text:span text:style-name="T35">L'hexadécimal permet de récupérer plus facilement la couleur dans un logiciel</text:span></text:p>
              </text:list-item>
            </text:list>
          </draw:text-box>
        </draw:frame>
        <draw:frame draw:style-name="gr44" draw:text-style-name="P27" draw:layer="layout" svg:width="13.752cm" svg:height="7.999cm" svg:x="7.124cm" svg:y="4.8cm">
          <draw:image xlink:href="Pictures/10000001000003D600000270D1596DCF6CAF0E6A.png" xlink:type="simple" xlink:show="embed" xlink:actuate="onLoad" draw:mime-type="image/png">
            <text:p/>
          </draw:image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25" draw:layer="layout" svg:width="25.147cm" svg:height="2.621cm" svg:x="1.018cm" svg:y="13.0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color" xlink:type="simple">https://developer.mozilla.org/fr/docs/Web/CSS/color</text:a></text:span></text:p>
              </text:list-item>
              <text:list-item>
                <text:p><text:span text:style-name="T16"><text:a xlink:href="https://www.w3schools.com/css/css_colors.asp" xlink:type="simple">https://www.w3schools.com/css/css_colors.asp</text:a></text:span></text:p>
              </text:list-item>
              <text:list-item>
                <text:p><text:span text:style-name="T16"><text:a xlink:href="https://developer.mozilla.org/fr/docs/Web/CSS/background-color" xlink:type="simple">https://developer.mozilla.org/fr/docs/Web/CSS/background-color</text:a></text:span></text:p>
              </text:list-item>
              <text:list-item>
                <text:p><text:span text:style-name="T16"><text:a xlink:href="https://developer.mozilla.org/fr/docs/Web/CSS/Type_color" xlink:type="simple">https://developer.mozilla.org/fr/docs/Web/CSS/Type_color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6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Exemple de code</text:span></text:p>
          </draw:text-box>
        </draw:frame>
        <draw:custom-shape draw:style-name="gr45" draw:text-style-name="P45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0.399cm" svg:height="9.799cm" svg:x="3.801cm" svg:y="2.001cm">
          <draw:image xlink:href="Pictures/1000000100000410000002702C53EF53A99E142C.png" xlink:type="simple" xlink:show="embed" xlink:actuate="onLoad" draw:mime-type="image/png">
            <text:p/>
          </draw:image>
        </draw:frame>
        <draw:frame presentation:style-name="pr37" draw:text-style-name="P46" draw:layer="layout" svg:width="22.4cm" svg:height="1.2cm" svg:x="2.8cm" svg:y="12cm" presentation:class="title" presentation:user-transformed="true">
          <draw:text-box>
            <text:p text:style-name="P16"><text:span text:style-name="T29">Ici, les trois instructions appliquent la couleur "rouge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8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Tous les formats de couleurs en CSS s'appliquent à n'importe quelle propriété CSS acceptant une couleur comme valeur :</text:span></text:p>
                <text:list>
                  <text:list-item>
                    <text:p text:style-name="P1"><text:span text:style-name="T43">color</text:span></text:p>
                  </text:list-item>
                  <text:list-item>
                    <text:p text:style-name="P1"><text:span text:style-name="T43">border-color</text:span></text:p>
                  </text:list-item>
                  <text:list-item>
                    <text:p text:style-name="P1"><text:span text:style-name="T43">outline</text:span></text:p>
                  </text:list-item>
                  <text:list-item>
                    <text:p text:style-name="P1"><text:span text:style-name="T43">...</text:span></text:p>
                  </text:list-item>
                </text:list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Hexadécimal ou rgb(a) ?</text:span></text:p>
          </draw:text-box>
        </draw:frame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40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custom-shape draw:style-name="gr20" draw:text-style-name="P32" draw:layer="layout" svg:width="1.884cm" svg:height="14.531cm" draw:transform="rotate (-1.5707963267949) translate (14.48cm 14.0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ropriété "background-color"</text:span></text:p>
          </draw:text-box>
        </draw:frame>
        <draw:frame presentation:style-name="pr41" draw:text-style-name="P47" draw:layer="layout" svg:width="25.806cm" svg:height="10.305cm" svg:x="1.37cm" svg:y="2.295cm" presentation:class="outline" presentation:user-transformed="true">
          <draw:text-box>
            <text:list text:style-name="L2">
              <text:list-item>
                <text:p><text:span text:style-name="T44">La couleur d'arrière-plan peut être aussi définie dans la propriété "background". Elle permet également :</text:span></text:p>
                <text:list>
                  <text:list-item>
                    <text:p><text:span text:style-name="T44">L'utilisation d'image (background-image)</text:span></text:p>
                    <text:list>
                      <text:list-item>
                        <text:p><text:span text:style-name="T44">Nécessite la fonction "url()" → par exemple : url("../images/mon-image.jpg")</text:span></text:p>
                      </text:list-item>
                    </text:list>
                  </text:list-item>
                  <text:list-item>
                    <text:p><text:span text:style-name="T45">L'utilisation de dégradés </text:span><text:span text:style-name="T44">(background-image)</text:span></text:p>
                  </text:list-item>
                  <text:list-item>
                    <text:p><text:span text:style-name="T44">L'utilisation de multiples background</text:span></text:p>
                  </text:list-item>
                  <text:list-item>
                    <text:p><text:span text:style-name="T44">Et la gestion d'autres propriétés du background sont utilisables dans la propriété "background" </text:span></text:p>
                  </text:list-item>
                </text:list>
              </text:list-item>
            </text:list>
          </draw:text-box>
        </draw:frame>
        <draw:frame draw:style-name="gr12" draw:text-style-name="P25" draw:layer="layout" svg:width="25.147cm" svg:height="2.321cm" svg:x="1.017cm" svg:y="13.645cm">
          <draw:text-box>
            <text:p><text:span text:style-name="T15">Sources :</text:span></text:p>
            <text:list text:style-name="L4">
              <text:list-item>
                <text:p><text:span text:style-name="T18">https://developer.mozilla.org/fr/docs/Web/CSS/background</text:span></text:p>
              </text:list-item>
              <text:list-item>
                <text:p><text:span text:style-name="T18">https://developer.mozilla.org/fr/docs/Web/CSS/background-image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42" draw:text-style-name="P2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 text:style-name="P1"><text:span text:style-name="T21">L'utilisation des multiples arrière-plan fonctionne de la façon suivante : </text:span></text:p>
                  <text:list>
                    <text:list-item>
                      <text:p text:style-name="P1"><text:span text:style-name="T21">On liste les arrière-plans que l'on souhaite utiliser (images ou dégradés)</text:span></text:p>
                    </text:list-item>
                    <text:list-item>
                      <text:p text:style-name="P1"><text:span text:style-name="T21">Le premier élément de la liste est le premier qui s'affiche le plus haut</text:span></text:p>
                    </text:list-item>
                  </text:list>
                </text:list-item>
                <text:list-item>
                  <text:p text:style-name="P1"><text:span text:style-name="T21">Notes sur les multiples arrière-plans :</text:span></text:p>
                  <text:list>
                    <text:list-item>
                      <text:p text:style-name="P1"><text:span text:style-name="T21">Impossible d'y mettre des couleurs (au pire mettez un dégradé avec deux couleurs identiques)</text:span></text:p>
                    </text:list-item>
                    <text:list-item>
                      <text:p text:style-name="P1"><text:span text:style-name="T21">Il n'y a pas de limites sur le nombre de plans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2)</text:span></text:p>
          </draw:text-box>
        </draw:frame>
        <draw:custom-shape draw:style-name="gr7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3" draw:text-style-name="P15" draw:layer="layout" svg:width="26.06cm" svg:height="9.504cm" svg:x="1.37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47" draw:text-style-name="P48" draw:layer="layout" svg:width="1.64cm" svg:height="14.531cm" draw:transform="rotate (-1.5707963267949) translate (28.793cm -0.6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38" draw:layer="layout" svg:width="26.06cm" svg:height="11.9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ermet d'appliquer un dégradé de couleurs comme arrière-plan</text:span></text:p>
                <text:list>
                  <text:list-item>
                    <text:p text:style-name="P1"><text:span text:style-name="T43">Linéaire ou radial</text:span></text:p>
                  </text:list-item>
                </text:list>
              </text:list-item>
              <text:list-item>
                <text:p text:style-name="P14"><text:span text:style-name="T43">Utilisation de la propriété CSS "background"</text:span></text:p>
              </text:list-item>
              <text:list-item>
                <text:p text:style-name="P14"><text:span text:style-name="T43">Attention aux contrastes</text:span></text:p>
              </text:list-item>
              <text:list-item>
                <text:p text:style-name="P14"><text:span text:style-name="T43">Existence d'outils pour les générer (voir source)</text:span></text:p>
              </text:list-item>
            </text:list>
          </draw:text-box>
        </draw:frame>
        <draw:frame presentation:style-name="pr8" draw:text-style-name="P23" draw:layer="layout" svg:width="25.198cm" svg:height="1.425cm" svg:x="1.393cm" svg:y="0.628cm" presentation:class="title" presentation:user-transformed="true">
          <draw:text-box>
            <text:p text:style-name="P1"><text:span text:style-name="T12">Dégradés</text:span></text:p>
          </draw:text-box>
        </draw:frame>
        <draw:custom-shape draw:style-name="gr48" draw:text-style-name="P49" draw:layer="layout" svg:width="1.884cm" svg:height="14.531cm" draw:transform="rotate (-1.5707963267949) translate (13.6cm 14.51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49" draw:text-style-name="P25" draw:layer="layout" svg:width="25.147cm" svg:height="1.199cm" svg:x="1.019cm" svg:y="14.201cm">
          <draw:text-box>
            <text:p><text:span text:style-name="T15">Source(s) :</text:span></text:p>
            <text:list text:style-name="L1">
              <text:list-item>
                <text:p><text:span text:style-name="T16"><text:a xlink:href="https://cssgradient.io/" xlink:type="simple">https://cssgradient.io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45" draw:text-style-name="P2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50" draw:text-style-name="P5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Introduction</text:span></text:p>
          </draw:text-box>
        </draw:frame>
        <draw:frame presentation:style-name="pr4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Chaque balise occupe un espace dans la page</text:span></text:p>
                <text:list>
                  <text:list-item>
                    <text:p text:style-name="P1"><text:span text:style-name="T43">On dit que la balise occupe de la place dans "le flux"</text:span></text:p>
                  </text:list-item>
                </text:list>
              </text:list-item>
              <text:list-item>
                <text:p text:style-name="P14"><text:span text:style-name="T43">Espace sous forme de rectangle / carré</text:span></text:p>
              </text:list-item>
              <text:list-item>
                <text:p text:style-name="P14"><text:span text:style-name="T47">Schématisable</text:span><text:span text:style-name="T43"> par le schéma suivant</text:span></text:p>
              </text:list-item>
            </text:list>
          </draw:text-box>
        </draw:frame>
        <draw:frame draw:style-name="gr52" draw:text-style-name="P52" draw:layer="layout" svg:width="25.147cm" svg:height="2.147cm" svg:x="1.02cm" svg:y="13.5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odèle_de_boîte_CSS" xlink:type="simple">https://developer.mozilla.org/fr/docs/Web/CSS/Mod%C3%A8le_de_bo%C3%AEte_CSS</text:a></text:span></text:p>
              </text:list-item>
              <text:list-item>
                <text:p><text:span text:style-name="T16"><text:a xlink:href="https://developer.mozilla.org/fr/docs/Learn/CSS/CSS_layout/Normal_Flow#comment_les_éléments_sont-ils_disposés_par_défaut" xlink:type="simple">https://developer.mozilla.org/fr/docs/Learn/CSS/CSS_layout/Normal_Flow#comment_les_%C3%A9l%C3%A9ments_sont-ils_dispos%C3%A9s_par_d%C3%A9faut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636cm" svg:height="1.352cm" svg:x="8.964cm" svg:y="6.039cm">
          <draw:text-box>
            <text:p text:style-name="P1"><text:span text:style-name="T50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7" draw:layer="layout" svg:width="8.4cm" svg:height="1.352cm" svg:x="9.8cm" svg:y="8.157cm">
          <draw:text-box>
            <text:p text:style-name="P1"><text:span text:style-name="T51">largeur x hauteur</text:span></text:p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8" draw:text-style-name="P38" draw:layer="layout" svg:width="26.06cm" svg:height="11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rgeur :</text:span></text:p>
                <text:list>
                  <text:list-item>
                    <text:p text:style-name="P1"><text:span text:style-name="T43">balises de type "block" occupent 100 % de la largeur disponible</text:span></text:p>
                  </text:list-item>
                  <text:list-item>
                    <text:p text:style-name="P1"><text:span text:style-name="T43">balises de type "inline" n'occupent que la largeur du contenu</text:span></text:p>
                  </text:list-item>
                </text:list>
              </text:list-item>
              <text:list-item>
                <text:p text:style-name="P14"><text:span text:style-name="T52">Pour la hauteur, </text:span><text:span text:style-name="T53">les balises (inline et block) occupent la hauteur de leurs contenus</text:span></text:p>
                <text:list>
                  <text:list-item>
                    <text:p text:style-name="P1"><text:span text:style-name="T53"><text:s/></text:span><text:span text:style-name="T53">Pas de contenu = hauteur nulle</text:span></text:p>
                  </text:list-item>
                </text:list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Modèle de boite - Contenu</text:span></text:p>
          </draw:text-box>
        </draw:frame>
        <draw:frame presentation:style-name="pr49" draw:text-style-name="P38" draw:layer="layout" svg:width="26.06cm" svg:height="8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On peut modifier la taille de la boite avec les propriétés :</text:span></text:p>
                <text:list>
                  <text:list-item>
                    <text:p text:style-name="P1"><text:span text:style-name="T43">width : largeur de boite</text:span></text:p>
                  </text:list-item>
                  <text:list-item>
                    <text:p text:style-name="P1"><text:span text:style-name="T43">height : hauteur de boite <text:s/>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custom-shape draw:style-name="gr50" draw:text-style-name="P5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9" draw:text-style-name="P52" draw:layer="layout" svg:width="25.147cm" svg:height="2.621cm" svg:x="1.02cm" svg:y="13.4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58" draw:text-style-name="P20" draw:layer="layout" svg:width="2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0" draw:text-style-name="P38" draw:layer="layout" svg:width="25.701cm" svg:height="9.75cm" svg:x="1.099cm" svg:y="2.25cm" presentation:class="outline" presentation:user-transformed="true">
          <draw:text-box>
            <text:list text:style-name="L2">
              <text:list-item>
                <text:p text:style-name="P14"><text:span text:style-name="T43">Acceptent les valeurs suivantes :</text:span></text:p>
                <text:list>
                  <text:list-item>
                    <text:p text:style-name="P1"><text:span text:style-name="T43">Longueur positive. Par exemple : 42px, 5rem</text:span></text:p>
                  </text:list-item>
                  <text:list-item>
                    <text:p text:style-name="P1"><text:span text:style-name="T43">Un pourcentage. Ex : 20%</text:span></text:p>
                  </text:list-item>
                  <text:list-item>
                    <text:p text:style-name="P1"><text:span text:style-name="T43">"auto" : le navigateur calcule la taille</text:span></text:p>
                  </text:list-item>
                  <text:list-item>
                    <text:p text:style-name="P1"><text:span text:style-name="T43">Autres dont certaines sont encore expérimentales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19" draw:text-style-name="P52" draw:layer="layout" svg:width="25.147cm" svg:height="2.621cm" svg:x="1.019cm" svg:y="13.4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1" draw:text-style-name="P58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55">Le pourcentage est calculé sur la taille du parent. Par exemple si une balise possède une largeur de 500px, si son enfant à un largeur de 20 %, alors sa taille calculée est de 100 px</text:span></text:p>
                </text:list-item>
              </text:list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3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57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3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a dimension de la balise "span" n'a pas changé :</text:span></text:p>
                <text:list>
                  <text:list-item>
                    <text:p text:style-name="P1"><text:span text:style-name="T43">Ces propriétés ne s'appliquent pas sur les balises de type "inline"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Modèle de boite – Propriétés "height" et "width"</text:span></text:p>
          </draw:text-box>
        </draw:frame>
        <draw:frame presentation:style-name="pr54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propriétés "width" et "height" peuvent être également limitées par les propriétés suivantes :</text:span></text:p>
                <text:list>
                  <text:list-item>
                    <text:p text:style-name="P1"><text:span text:style-name="T43">min-height / max-height</text:span></text:p>
                  </text:list-item>
                  <text:list-item>
                    <text:p text:style-name="P1"><text:span text:style-name="T43">min-width / max-width</text:span></text:p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19cm" svg:y="12.9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Apprendre/CSS/Building_blocks/Le_modele_de_boite" xlink:type="simple">https://developer.mozilla.org/fr/docs/Apprendre/CSS/Building_blocks/Le_modele_de_boite</text:a></text:span></text:p>
              </text:list-item>
              <text:list-item>
                <text:p><text:span text:style-name="T54"><text:a xlink:href="https://developer.mozilla.org/fr/docs/Web/CSS/height" xlink:type="simple">https://developer.mozilla.org/fr/docs/Web/CSS/height</text:a></text:span></text:p>
              </text:list-item>
              <text:list-item>
                <text:p><text:span text:style-name="T54"><text:a xlink:href="https://developer.mozilla.org/fr/docs/Web/CSS/width" xlink:type="simple">https://developer.mozilla.org/fr/docs/Web/CSS/width</text:a></text:span></text:p>
              </text:list-item>
              <text:list-item>
                <text:p><text:span text:style-name="T54"><text:a xlink:href="https://developer.mozilla.org/fr/docs/Web/CSS/Modèle_de_boîte_CSS" xlink:type="simple">https://developer.mozilla.org/fr/docs/Web/CSS/Mod%C3%A8le_de_bo%C3%AEte_CSS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63" draw:text-style-name="P59" draw:layer="layout" svg:width="1.593cm" svg:height="10.899cm" draw:transform="rotate (-3.14159265358979) translate (28.393cm 10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807cm" svg:height="1.267cm" svg:x="1.393cm" svg:y="0.628cm" presentation:class="title" presentation:user-transformed="true">
          <draw:text-box>
            <text:p text:style-name="P1"><text:span text:style-name="T46">Propriétés "height" et "width" - Images</text:span></text:p>
          </draw:text-box>
        </draw:frame>
        <draw:frame presentation:style-name="pr55" draw:text-style-name="P38" draw:layer="layout" svg:width="25.701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N’appliquez jamais les propriétés "height" et "width" en même temps sur une image</text:span></text:p>
                <text:list>
                  <text:list-item>
                    <text:p text:style-name="P1"><text:span text:style-name="T43">Risque de déformation</text:span></text:p>
                  </text:list-item>
                  <text:list-item>
                    <text:p text:style-name="P1"><text:span text:style-name="T43">Utilisez l’un ou l’autre</text:span></text:p>
                    <text:list>
                      <text:list-item>
                        <text:p text:style-name="P1"><text:span text:style-name="T43">L’image s’adaptera pour garder son rati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64" draw:text-style-name="P20" draw:layer="layout" svg:width="2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7" draw:layer="layout" svg:width="16.8cm" svg:height="1.352cm" svg:x="4.8cm" svg:y="4.632cm">
          <draw:text-box>
            <text:p text:style-name="P1"><text:span text:style-name="T56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6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intérieure d'une balise</text:span></text:p>
                <text:list>
                  <text:list-item>
                    <text:p text:style-name="P1"><text:span text:style-name="T43">Idéal pour mettre de l'espace entre le contenu et le conteneur</text:span></text:p>
                  </text:list-item>
                </text:list>
              </text:list-item>
              <text:list-item>
                <text:p text:style-name="P14"><text:span text:style-name="T43">Représentée par la propriété "padding"</text:span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65" draw:text-style-name="P20" draw:layer="layout" svg:width="2.109cm" svg:height="10.899cm" draw:transform="rotate (-3.14159265358979) translate (28.309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2cm 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7" draw:text-style-name="P38" draw:layer="layout" svg:width="26.06cm" svg:height="11.2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. Exemple : "197px"</text:span></text:p>
                  </text:list-item>
                  <text:list-item>
                    <text:p text:style-name="P1"><text:span text:style-name="T43">Pourcentage. Exemple : "25 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0"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padding</text:span></text:p>
          </draw:text-box>
        </draw:frame>
        <draw:frame presentation:style-name="pr58" draw:text-style-name="P38" draw:layer="layout" svg:width="26.06cm" svg:height="9cm" svg:x="1.099cm" svg:y="2.25cm" presentation:class="outline" presentation:user-transformed="true">
          <draw:text-box>
            <text:list text:style-name="L2">
              <text:list-item>
                <text:p text:style-name="P14"><text:span text:style-name="T58">Ce comportement est lié au fait que le &lt;span&gt; est une balise de type "inline". </text:span><text:span text:style-name="T58"><text:line-break/></text:span><text:span text:style-name="T58">De fait si le padding est bien visible, l'espace occupé en hauteur par le &lt;span&gt; reste son contenu</text:span></text:p>
              </text:list-item>
              <text:list-item>
                <text:p text:style-name="P14"><text:span text:style-name="T58">Pour une balise de type "inline", il est préférable d'appliquer la propriété "padding" sur les côtés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59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padding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padding-top </text:span></text:p>
                  </text:list-item>
                  <text:list-item>
                    <text:p text:style-name="P1"><text:span text:style-name="T60">padding-right</text:span></text:p>
                  </text:list-item>
                  <text:list-item>
                    <text:p text:style-name="P1"><text:span text:style-name="T60">padding-bottom</text:span></text:p>
                  </text:list-item>
                  <text:list-item>
                    <text:p text:style-name="P1"><text:span text:style-name="T60">padding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custom-shape draw:style-name="gr65" draw:text-style-name="P20" draw:layer="layout" svg:width="2.109cm" svg:height="10.899cm" draw:transform="rotate (-3.14159265358979) translate (28.3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6" draw:text-style-name="P51" draw:layer="layout" svg:width="5.866cm" svg:height="1.316cm" draw:transform="rotate (-3.14159265358979) translate (5.199cm 16.00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7" draw:text-style-name="P52" draw:layer="layout" svg:width="25.147cm" svg:height="1.805cm" svg:x="1.022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padding" xlink:type="simple">https://developer.mozilla.org/fr/docs/Web/CSS/padding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4" draw:style-name="dp1" draw:master-page-name="Default" presentation:presentation-page-layout-name="AL1T0">
        <draw:frame presentation:style-name="pr46" draw:text-style-name="P60" draw:layer="layout" svg:width="25.198cm" svg:height="1.267cm" svg:x="1.393cm" svg:y="0.628cm" presentation:class="title" presentation:user-transformed="true">
          <draw:text-box>
            <text:p text:style-name="P1"><text:span text:style-name="T59">Modèle de boite - padding</text:span></text:p>
          </draw:text-box>
        </draw:frame>
        <draw:frame presentation:style-name="pr60" draw:text-style-name="P63" draw:layer="layout" svg:width="26.06cm" svg:height="3.6cm" svg:x="1.099cm" svg:y="3.6cm" presentation:class="outline" presentation:user-transformed="true">
          <draw:text-box>
            <text:list text:style-name="L2">
              <text:list-item>
                <text:p text:style-name="P14"><text:span text:style-name="T67">On peut associer par côté directement sur la propriété padding, il faut espacer les composantes. Exemple :</text:span></text:p>
              </text:list-item>
            </text:list>
          </draw:text-box>
        </draw:frame>
        <draw:frame draw:style-name="gr69" draw:text-style-name="P62" draw:layer="layout" svg:width="9.737cm" svg:height="1.517cm" svg:x="8.6cm" svg:y="2.325cm">
          <draw:text-box>
            <text:p text:style-name="P16"><text:span text:style-name="T61">padding:</text:span><text:span text:style-name="T62"> </text:span><text:span text:style-name="T63">20px</text:span><text:span text:style-name="T64">;</text:span></text:p>
          </draw:text-box>
        </draw:frame>
        <draw:frame draw:style-name="gr69" draw:text-style-name="P62" draw:layer="layout" svg:width="22.829cm" svg:height="1.517cm" svg:x="0.771cm" svg:y="8.85cm">
          <draw:text-box>
            <text:p text:style-name="P16"><text:span text:style-name="T61">padding:</text:span><text:span text:style-name="T62"> </text:span><text:span text:style-name="T63">20px 31% 50px 90%</text:span><text:span text:style-name="T64">;</text:span></text:p>
          </draw:text-box>
        </draw:frame>
        <draw:custom-shape draw:style-name="gr70" draw:text-style-name="P5" draw:layer="layout" svg:width="2.799cm" svg:height="1.063cm" svg:x="9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5" draw:layer="layout" svg:x1="9cm" svg:y1="11.7cm" svg:x2="9cm" svg:y2="9.835cm">
          <text:p/>
        </draw:line>
        <draw:frame presentation:style-name="pr61" draw:text-style-name="P64" draw:layer="layout" svg:width="5.2cm" svg:height="2.362cm" svg:x="9.2cm" svg:y="10.311cm" presentation:class="title" presentation:user-transformed="true">
          <draw:text-box>
            <text:p text:style-name="P1"><text:span text:style-name="T68">padding-top</text:span><text:span text:style-name="T68"><text:line-break/></text:span><text:span text:style-name="T68">marge intérieure haute</text:span></text:p>
          </draw:text-box>
        </draw:frame>
        <draw:custom-shape draw:style-name="gr71" draw:text-style-name="P5" draw:layer="layout" svg:width="2.399cm" svg:height="1.063cm" svg:x="12.0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2cm" svg:y1="9.825cm" svg:x2="12cm" svg:y2="6.825cm">
          <text:p/>
        </draw:line>
        <draw:frame presentation:style-name="pr61" draw:text-style-name="P64" draw:layer="layout" svg:width="5.2cm" svg:height="2.362cm" svg:x="12.2cm" svg:y="6.521cm" presentation:class="title" presentation:user-transformed="true">
          <draw:text-box>
            <text:p text:style-name="P1"><text:span text:style-name="T68">padding-right</text:span><text:span text:style-name="T68"><text:line-break/></text:span><text:span text:style-name="T68">marge intérieure droite</text:span></text:p>
          </draw:text-box>
        </draw:frame>
        <draw:custom-shape draw:style-name="gr73" draw:text-style-name="P5" draw:layer="layout" svg:width="2.68cm" svg:height="1.063cm" svg:x="14.601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4" draw:text-style-name="P5" draw:layer="layout" svg:x1="14.6cm" svg:y1="11.55cm" svg:x2="14.6cm" svg:y2="9.31cm">
          <text:p/>
        </draw:line>
        <draw:frame presentation:style-name="pr61" draw:text-style-name="P64" draw:layer="layout" svg:width="5.2cm" svg:height="2.362cm" svg:x="14.8cm" svg:y="10.312cm" presentation:class="title" presentation:user-transformed="true">
          <draw:text-box>
            <text:p text:style-name="P1"><text:span text:style-name="T68">padding-bottom</text:span><text:span text:style-name="T68"><text:line-break/></text:span><text:span text:style-name="T68">marge intérieure basse</text:span></text:p>
          </draw:text-box>
        </draw:frame>
        <draw:custom-shape draw:style-name="gr71" draw:text-style-name="P5" draw:layer="layout" svg:width="2.399cm" svg:height="1.063cm" svg:x="17.504cm" svg:y="8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2" draw:text-style-name="P5" draw:layer="layout" svg:x1="17.503cm" svg:y1="9.825cm" svg:x2="17.503cm" svg:y2="6.825cm">
          <text:p/>
        </draw:line>
        <draw:frame presentation:style-name="pr61" draw:text-style-name="P64" draw:layer="layout" svg:width="5.2cm" svg:height="2.362cm" svg:x="17.6cm" svg:y="6.422cm" presentation:class="title" presentation:user-transformed="true">
          <draw:text-box>
            <text:p text:style-name="P1"><text:span text:style-name="T68">padding-left</text:span><text:span text:style-name="T68"><text:line-break/></text:span><text:span text:style-name="T68">marge intérieure gauche</text:span></text:p>
          </draw:text-box>
        </draw:frame>
        <draw:frame presentation:style-name="pr62" draw:text-style-name="P63" draw:layer="layout" svg:width="26.06cm" svg:height="1.5cm" svg:x="1.099cm" svg:y="13.8cm" presentation:class="outline" presentation:user-transformed="true">
          <draw:text-box>
            <text:list text:style-name="L2">
              <text:list-item>
                <text:p text:style-name="P14"><text:span text:style-name="T67">Ceci fonctionne également pour la propriété "margin"</text:span></text:p>
              </text:list-item>
            </text:list>
          </draw:text-box>
        </draw:frame>
        <draw:custom-shape draw:style-name="gr66" draw:text-style-name="P51" draw:layer="layout" svg:width="5.866cm" svg:height="1.316cm" draw:transform="rotate (-3.14159265358979) translate (5.199cm 16.00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5" draw:text-style-name="P20" draw:layer="layout" svg:width="2.109cm" svg:height="10.899cm" draw:transform="rotate (-3.14159265358979) translate (28.311cm 9.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35" draw:style-name="dp1" draw:master-page-name="Default" presentation:presentation-page-layout-name="AL1T0">
        <draw:custom-shape draw:style-name="gr59" draw:text-style-name="P10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4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3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7" draw:layer="layout" svg:width="16.8cm" svg:height="1.352cm" svg:x="3.057cm" svg:y="3.186cm">
          <draw:text-box>
            <text:p text:style-name="P1"><text:span text:style-name="T50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</text:span></text:p>
          </draw:text-box>
        </draw:frame>
        <draw:frame draw:style-name="gr54" draw:text-style-name="P54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custom-shape draw:style-name="gr61" draw:text-style-name="P20" draw:layer="layout" svg:width="2.3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4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Marge extérieure d'une balise</text:span></text:p>
                <text:list>
                  <text:list-item>
                    <text:p text:style-name="P1"><text:span text:style-name="T43">Idéal pour mettre de l'espace en entre deux balises juxtaposées (verticalement ou horizontalement)</text:span></text:p>
                  </text:list-item>
                </text:list>
              </text:list-item>
              <text:list-item>
                <text:p text:style-name="P14"><text:span text:style-name="T43">Représenté par la propriété "margin"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5" draw:text-style-name="P38" draw:layer="layout" svg:width="26.06cm" svg:height="11.8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Accepte les valeurs suivantes :</text:span></text:p>
                <text:list>
                  <text:list-item>
                    <text:p text:style-name="P1"><text:span text:style-name="T43">Longueur (qui peut être négative). Ex: "197px"</text:span></text:p>
                  </text:list-item>
                  <text:list-item>
                    <text:p text:style-name="P1"><text:span text:style-name="T69">Pourcentage </text:span><text:span text:style-name="T43">(qui peut être négatif). Ex: "25%"</text:span></text:p>
                  </text:list-item>
                  <text:list-item>
                    <text:p text:style-name="P1"><text:span text:style-name="T43">"auto", la navigateur choisit lui-même la dimension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6" draw:text-style-name="P64" draw:layer="layout" svg:width="21.4cm" svg:height="1.8cm" svg:x="3.3cm" svg:y="11.4cm" presentation:class="title" presentation:user-transformed="true">
          <draw:text-box>
            <text:p text:style-name="P1"><text:span text:style-name="T68">Lorsque les marges gauche et droite sont égales à "auto" et que la largeur de l'élément est définie, l'élément est centré dans son parent</text:span></text:p>
          </draw:text-box>
        </draw:frame>
        <draw:frame draw:style-name="gr75" draw:text-style-name="P27" draw:layer="layout" svg:width="21.599cm" svg:height="9.199cm" svg:x="3.201cm" svg:y="2cm">
          <draw:image xlink:href="Pictures/1000000100000410000002422D77125D0130C8C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- Margin</text:span></text:p>
          </draw:text-box>
        </draw:frame>
        <draw:frame presentation:style-name="pr67" draw:text-style-name="P38" draw:layer="layout" svg:width="26.06cm" svg:height="10.3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Les marges basses et hautes de balises juxtaposées sont toujours fusionnées (sauf cas spéciaux voir sources), la marge la plus grande des deux est utilisée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margin" xlink:type="simple">https://developer.mozilla.org/fr/docs/Web/CSS/margin</text:a></text:span></text:p>
              </text:list-item>
              <text:list-item>
                <text:p><text:span text:style-name="T16"><text:a xlink:href="https://developer.mozilla.org/fr/docs/Web/CSS/Modèle_de_boîte_CSS/Fusion_des_marges" xlink:type="simple">https://developer.mozilla.org/fr/docs/Web/CSS/Mod%C3%A8le_de_bo%C3%AEte_CSS/Fusion_des_marges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60" draw:layer="layout" svg:width="20.807cm" svg:height="1.267cm" svg:x="1.393cm" svg:y="0.628cm" presentation:class="title" presentation:user-transformed="true">
          <draw:text-box>
            <text:p text:style-name="P1"><text:span text:style-name="T59">Modèle de boite - Margin</text:span></text:p>
          </draw:text-box>
        </draw:frame>
        <draw:frame presentation:style-name="pr68" draw:text-style-name="P61" draw:layer="layout" svg:width="26.06cm" svg:height="8.85cm" svg:x="1.099cm" svg:y="3.9cm" presentation:class="outline" presentation:user-transformed="true">
          <draw:text-box>
            <text:list text:style-name="L2">
              <text:list-item>
                <text:p text:style-name="P14"><text:span text:style-name="T53">La propriété "margin" s'applique à tous les côtés. Toutefois, il est possible de séparer chaque côté grâce aux propriétés :</text:span></text:p>
                <text:list>
                  <text:list-item>
                    <text:p text:style-name="P1"><text:span text:style-name="T60">margin-top </text:span></text:p>
                  </text:list-item>
                  <text:list-item>
                    <text:p text:style-name="P1"><text:span text:style-name="T60">margin-right</text:span></text:p>
                  </text:list-item>
                  <text:list-item>
                    <text:p text:style-name="P1"><text:span text:style-name="T60">margin-bottom</text:span></text:p>
                  </text:list-item>
                  <text:list-item>
                    <text:p text:style-name="P1"><text:span text:style-name="T60">margin-left</text:span></text:p>
                  </text:list-item>
                </text:list>
              </text:list-item>
            </text:list>
          </draw:text-box>
        </draw:frame>
        <draw:frame draw:style-name="gr68" draw:text-style-name="P62" draw:layer="layout" svg:width="9.737cm" svg:height="1.574cm" svg:x="8.6cm" svg:y="2.325cm">
          <draw:text-box>
            <text:p text:style-name="P16"><text:span text:style-name="T61">margin:</text:span><text:span text:style-name="T62"> </text:span><text:span text:style-name="T63">42px</text:span><text:span text:style-name="T64">;</text:span></text:p>
          </draw:text-box>
        </draw:frame>
        <draw:frame draw:style-name="gr67" draw:text-style-name="P52" draw:layer="layout" svg:width="25.147cm" svg:height="1.805cm" svg:x="1.021cm" svg:y="13.647cm">
          <draw:text-box>
            <text:p><text:span text:style-name="T15">Source(s) :</text:span></text:p>
            <text:list text:style-name="L1">
              <text:list-item>
                <text:p><text:span text:style-name="T18"><text:a xlink:href="https://developer.mozilla.org/fr/docs/Web/CSS/margin" xlink:type="simple">https://developer.mozilla.org/fr/docs/Web/CSS/margin</text:a></text:span></text:p>
              </text:list-item>
            </text:list>
            <text:p><text:span text:style-name="T18"/></text:p>
          </draw:text-box>
        </draw:frame>
        <draw:custom-shape draw:style-name="gr61" draw:text-style-name="P20" draw:layer="layout" svg:width="2.3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65">La propriété padding accepte plusieurs valeurs comme valeur. Ainsi il est possible de cibler le ou les côtés voulus en utilisant padding. Par exemple la déclaration "padding: 15px 20px" </text:span></text:p>
              <text:p><text:span text:style-name="T65">équivaut à</text:span></text:p>
              <text:p><text:span text:style-name="T66"><text:tab/></text:span><text:span text:style-name="T66">padding-top: 15px;</text:span><text:span text:style-name="T66"><text:line-break/></text:span><text:span text:style-name="T66"><text:tab/></text:span><text:span text:style-name="T65">padding-right: 20px;</text:span></text:p>
              <text:p><text:span text:style-name="T66"><text:tab/></text:span><text:span text:style-name="T65">padding-bottom: 15px;</text:span></text:p>
              <text:p><text:span text:style-name="T66"><text:tab/></text:span><text:span text:style-name="T65">padding-left: 20px;</text:span></text:p>
            </draw:text-box>
          </draw:frame>
        </presentation:notes>
      </draw:page>
      <draw:page draw:name="page42" draw:style-name="dp1" draw:master-page-name="Default" presentation:presentation-page-layout-name="AL1T0">
        <draw:custom-shape draw:style-name="gr59" draw:text-style-name="P10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5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9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custom-shape draw:style-name="gr76" draw:text-style-name="P20" draw:layer="layout" svg:width="1.5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3" draw:text-style-name="P53" draw:layer="layout" svg:width="21.943cm" svg:height="11.097cm" svg:x="3.057cm" svg:y="3.153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3.057cm" svg:y="3.186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9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6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– Rappel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67" draw:layer="layout" svg:width="16.8cm" svg:height="1.352cm" svg:x="3.057cm" svg:y="3.486cm">
          <draw:text-box>
            <text:p text:style-name="P1"><text:span text:style-name="T70">Bordu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custom-shape draw:style-name="gr77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0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Propriété CSS définie par le terme "border"</text:span></text:p>
              </text:list-item>
              <text:list-item>
                <text:p text:style-name="P14"><text:span text:style-name="T43">Permet d'afficher une bordure et d'en définir :</text:span></text:p>
                <text:list>
                  <text:list-item>
                    <text:p text:style-name="P1"><text:span text:style-name="T43">Couleur</text:span></text:p>
                  </text:list-item>
                  <text:list-item>
                    <text:p text:style-name="P1"><text:span text:style-name="T43">Style</text:span></text:p>
                  </text:list-item>
                  <text:list-item>
                    <text:p text:style-name="P1"><text:span text:style-name="T43">Épaisseur</text:span></text:p>
                  </text:list-item>
                </text:list>
                <text:p text:style-name="P1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71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6" draw:style-name="dp1" draw:master-page-name="Default" presentation:presentation-page-layout-name="AL1T0">
        <draw:custom-shape draw:style-name="gr77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72" draw:text-style-name="P38" draw:layer="layout" svg:width="26.06cm" svg:height="9.254cm" svg:x="1.099cm" svg:y="2.296cm" presentation:class="outline" presentation:user-transformed="true">
          <draw:text-box>
            <text:list text:style-name="L2">
              <text:list-item>
                <text:p text:style-name="P13"><text:span text:style-name="T43">Occupent de la place dans le flux</text:span></text:p>
                <text:list>
                  <text:list-item>
                    <text:p text:style-name="P1"><text:span text:style-name="T43">Comme les autres propriétés du modèle de boite</text:span></text:p>
                  </text:list-item>
                </text:list>
              </text:list-item>
              <text:list-item>
                <text:p text:style-name="P1"><text:span text:style-name="T43">Par défaut, la même bordure est appliquée sur les quatre côtés de la balise</text:span></text:p>
                <text:p text:style-name="P1"><text:span text:style-name="T43"/></text:p>
              </text:list-item>
            </text:list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73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7" draw:style-name="dp1" draw:master-page-name="Default" presentation:presentation-page-layout-name="AL1T0">
        <draw:custom-shape draw:style-name="gr77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67" draw:text-style-name="P52" draw:layer="layout" svg:width="25.147cm" svg:height="1.805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  <text:p><text:span text:style-name="T18"/></text:p>
          </draw:text-box>
        </draw:fram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0" draw:text-style-name="P68" draw:layer="layout" svg:width="19cm" svg:height="3.806cm" svg:x="4.6cm" svg:y="10.438cm">
          <draw:text-box>
            <text:p text:style-name="P16"><text:span text:style-name="T71">Les quatre côtés de la balise seront :</text:span></text:p>
            <text:p text:style-name="P16"><text:span text:style-name="T71">- Bleus (couleur)</text:span></text:p>
            <text:p text:style-name="P16"><text:span text:style-name="T71">- Solides (style)</text:span></text:p>
            <text:p text:style-name="P16"><text:span text:style-name="T71">- D'une épaisseur de 2px (width)</text:span></text:p>
            <text:p text:style-name="P16"><text:span text:style-name="T71"/></text:p>
          </draw:text-box>
        </draw:frame>
        <draw:frame draw:style-name="gr81" draw:text-style-name="P27" draw:layer="layout" svg:width="21.252cm" svg:height="8.104cm" svg:x="3.374cm" svg:y="2.2cm">
          <draw:image xlink:href="Pictures/100000010000041000000216EA060B175E1EF8E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74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65">L'ordre des propriétés ne compte pas, le parseur css des navigateurs sont suffisamment malins pour comprendre que "2px" est l'épaisseur de la bordure</text:span></text:p>
                </text:list-item>
                <text:list-item>
                  <text:p><text:span text:style-name="T65">Si la propriété "border" manque de certaines valeurs, ce sont celles par défaut qui s'appliquent </text:span></text:p>
                </text:list-item>
              </text:list>
            </draw:text-box>
          </draw:frame>
        </presentation:notes>
      </draw:page>
      <draw:page draw:name="page48" draw:style-name="dp1" draw:master-page-name="Default" presentation:presentation-page-layout-name="AL1T0">
        <draw:frame presentation:style-name="pr75" draw:text-style-name="P69" draw:layer="layout" svg:width="26.924cm" svg:height="2.845cm" svg:x="0.538cm" svg:y="6.453cm" presentation:class="title" presentation:user-transformed="true">
          <draw:text-box>
            <text:p text:style-name="P16"><text:span text:style-name="T72">L'ordre des valeurs dans la propriété "border" n'a pas d'importance</text:span></text:p>
          </draw:text-box>
        </draw:frame>
        <draw:custom-shape draw:style-name="gr76" draw:text-style-name="P20" draw:layer="layout" svg:width="1.5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Couleur</text:span></text:p>
          </draw:text-box>
        </draw:frame>
        <draw:frame presentation:style-name="pr76" draw:text-style-name="P38" draw:layer="layout" svg:width="26.06cm" svg:height="10.1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a couleur de la bordure</text:span></text:p>
              </text:list-item>
              <text:list-item>
                <text:p text:style-name="P14"><text:span text:style-name="T43">Accepte comme valeur une couleur (vu précédemment)</text:span></text:p>
              </text:list-item>
              <text:list-item>
                <text:p text:style-name="P13"><text:span text:style-name="T43">Peut-être décorrélé de la propriété "border" avec la propriété "border-color"</text:span></text:p>
                <text:p text:style-name="P13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color" xlink:type="simple">https://developer.mozilla.org/fr/docs/Web/CSS/border-color</text:a></text:span></text:p>
              </text:list-item>
            </text:list>
            <text:p><text:span text:style-name="T18"/></text:p>
          </draw:text-box>
        </draw:frame>
        <draw:custom-shape draw:style-name="gr82" draw:text-style-name="P7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Style</text:span></text:p>
          </draw:text-box>
        </draw:frame>
        <draw:frame presentation:style-name="pr77" draw:text-style-name="P38" draw:layer="layout" svg:width="26.06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e style de la bordure sur les quatre côtés</text:span></text:p>
              </text:list-item>
              <text:list-item>
                <text:p text:style-name="P14"><text:span text:style-name="T43">Accepte comme valeur des valeurs définie (voir sources)</text:span></text:p>
              </text:list-item>
              <text:list-item>
                <text:p text:style-name="P13"><text:span text:style-name="T43">Peut-être décorrélé de la propriété "border" avec la propriété "border-style"</text:span></text:p>
                <text:p text:style-name="P14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6" draw:text-style-name="P20" draw:layer="layout" svg:width="1.5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8" draw:text-style-name="P23" draw:layer="layout" svg:width="26.407cm" svg:height="1.9cm" svg:x="1.393cm" svg:y="0.628cm" presentation:class="title" presentation:user-transformed="true">
          <draw:text-box>
            <text:p text:style-name="P1"><text:span text:style-name="T46">Bordures – Style – Exemples de style de bordure</text:span></text:p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style" xlink:type="simple">https://developer.mozilla.org/fr/docs/Web/CSS/border-style</text:a></text:span></text:p>
              </text:list-item>
            </text:list>
            <text:p><text:span text:style-name="T18"/></text:p>
          </draw:text-box>
        </draw:frame>
        <draw:frame draw:style-name="gr2" draw:text-style-name="P27" draw:layer="layout" svg:width="13.705cm" svg:height="9.832cm" svg:x="7.295cm" svg:y="2.068cm">
          <draw:image xlink:href="Pictures/10000001000002980000020CB9D5D810B678BAC3.png" xlink:type="simple" xlink:show="embed" xlink:actuate="onLoad" draw:mime-type="image/png">
            <text:p/>
          </draw:image>
        </draw:frame>
        <draw:frame draw:style-name="gr83" draw:text-style-name="P71" draw:layer="layout" svg:width="11.915cm" svg:height="0.962cm" svg:x="8.043cm" svg:y="11.937cm">
          <draw:text-box>
            <text:p text:style-name="P16"><text:span text:style-name="T16"><text:a xlink:href="https://developer.mozilla.org/fr/docs/Web/CSS/border-style" xlink:type="simple">https://developer.mozilla.org/fr/docs/Web/CSS/border-styl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79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Valeur représentant l'épaisseur de la bordure</text:span></text:p>
              </text:list-item>
              <text:list-item>
                <text:p text:style-name="P14"><text:span text:style-name="T43">Accepte comme valeur des valeurs définies (voir source) ainsi qu'une longueur</text:span></text:p>
                <text:p text:style-name="P14"><text:span text:style-name="T43"/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4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 - Width</text:span></text:p>
          </draw:text-box>
        </draw:frame>
        <draw:frame presentation:style-name="pr80" draw:text-style-name="P38" draw:layer="layout" svg:width="26.06cm" svg:height="8.0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e l'épaisseur des quatre côtés de la balise</text:span></text:p>
              </text:list-item>
              <text:list-item>
                <text:p text:style-name="P14"><text:span text:style-name="T43">Peut-être décorrélé de la propriété "border" avec la propriété "border-width"</text:span></text:p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developer.mozilla.org/fr/docs/Web/CSS/border-width" xlink:type="simple">https://developer.mozilla.org/fr/docs/Web/CSS/border-width</text:a></text:span></text:p>
              </text:list-item>
            </text:list>
            <text:p><text:span text:style-name="T18"/></text:p>
          </draw:text-box>
        </draw:frame>
        <draw:custom-shape draw:style-name="gr84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custom-shape draw:style-name="gr84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1" draw:text-style-name="P38" draw:layer="layout" svg:width="26.7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69">La propriété "border" peut être décomposée par </text:span><text:span text:style-name="T43">côté :</text:span></text:p>
                <text:list>
                  <text:list-item>
                    <text:p text:style-name="P1"><text:span text:style-name="T52">border-top</text:span></text:p>
                  </text:list-item>
                  <text:list-item>
                    <text:p text:style-name="P1"><text:span text:style-name="T43">border-right</text:span></text:p>
                  </text:list-item>
                  <text:list-item>
                    <text:p text:style-name="P1"><text:span text:style-name="T43">border-bottom</text:span></text:p>
                  </text:list-item>
                  <text:list-item>
                    <text:p text:style-name="P1"><text:span text:style-name="T43">border-left</text:span></text:p>
                  </text:list-item>
                </text:list>
                <text:p text:style-name="P1"><text:span text:style-name="T43"/></text:p>
              </text:list-item>
            </text:list>
          </draw:text-box>
        </draw:frame>
        <draw:frame draw:style-name="gr52" draw:text-style-name="P52" draw:layer="layout" svg:width="25.147cm" svg:height="2.147cm" svg:x="1.021cm" svg:y="13.6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84" draw:text-style-name="P20" draw:layer="layout" svg:width="1.793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draw:style-name="gr49" draw:text-style-name="P52" draw:layer="layout" svg:width="25.147cm" svg:height="1.199cm" svg:x="1.021cm" svg:y="14.248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</text:list>
          </draw:text-box>
        </draw:frame>
        <draw:frame draw:style-name="gr85" draw:text-style-name="P27" draw:layer="layout" svg:width="19.099cm" svg:height="10.198cm" svg:x="4.451cm" svg:y="2.001cm">
          <draw:image xlink:href="Pictures/1000000100000486000002CA0FAB368C8116E2C8.png" xlink:type="simple" xlink:show="embed" xlink:actuate="onLoad" draw:mime-type="image/png">
            <text:p/>
          </draw:image>
        </draw:frame>
        <draw:frame draw:style-name="gr83" draw:text-style-name="P68" draw:layer="layout" svg:width="19cm" svg:height="0.962cm" svg:x="4.6cm" svg:y="12.174cm">
          <draw:text-box>
            <text:p text:style-name="P16"><text:span text:style-name="T71">On applique plusieurs types de bordures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6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2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83" draw:text-style-name="P38" draw:layer="layout" svg:width="26.06cm" svg:height="9.7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2">Les propriétés "</text:span><text:span text:style-name="T53">border-width/color/style" peuvent être décomposées par côté :</text:span></text:p>
                <text:list>
                  <text:list-item>
                    <text:p text:style-name="P1"><text:span text:style-name="T43">border-{côté}-{propriété}</text:span></text:p>
                    <text:list>
                      <text:list-item>
                        <text:p text:style-name="P1"><text:span text:style-name="T43">ex : border-top-width : 0.1rem;</text:span></text:p>
                      </text:list-item>
                    </text:list>
                    <text:p text:style-name="P1"><text:span text:style-name="T43"/></text:p>
                  </text:list-item>
                </text:list>
              </text:list-item>
            </text:list>
          </draw:text-box>
        </draw:frame>
        <draw:frame draw:style-name="gr52" draw:text-style-name="P52" draw:layer="layout" svg:width="25.147cm" svg:height="2.147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  <text:p><text:span text:style-name="T18"/></text:p>
              </text:list-item>
            </text:list>
            <text:p><text:span text:style-name="T18"/></text:p>
          </draw:text-box>
        </draw:frame>
        <draw:custom-shape draw:style-name="gr84" draw:text-style-name="P20" draw:layer="layout" svg:width="1.793cm" svg:height="10.899cm" draw:transform="rotate (-3.14159265358979) translate (28.194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4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Représenté par la propriété CSS "outline"</text:span></text:p>
              </text:list-item>
              <text:list-item>
                <text:p text:style-name="P14"><text:span text:style-name="T43">Comportement similaire à "border"</text:span></text:p>
                <text:list>
                  <text:list-item>
                    <text:p text:style-name="P1"><text:span text:style-name="T43">Applique couleur, épaisseur et style</text:span></text:p>
                  </text:list-item>
                  <text:list-item>
                    <text:p text:style-name="P1"><text:span text:style-name="T43">Possibilité de définir un décalage avec la propriété "outline-offset" (impossible avec "border")</text:span></text:p>
                  </text:list-item>
                </text:list>
                <text:p text:style-name="P14"><text:span text:style-name="T43"/></text:p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6" draw:text-style-name="P72" draw:layer="layout" svg:width="1.793cm" svg:height="10.899cm" draw:transform="rotate (-3.14159265358979) translate (1.092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5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Se place au-dessus de la bordure dans le modèle de boite</text:span></text:p>
              </text:list-item>
              <text:list-item>
                <text:p text:style-name="P14"><text:span text:style-name="T43">Indique la position du clavier quand on se déplace avec la touche "tabulation"</text:span></text:p>
                <text:list>
                  <text:list-item>
                    <text:p text:style-name="P1"><text:span text:style-name="T43">Utile pour les utilisateurs avec un trouble visuel ou les "power users"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6" draw:text-style-name="P72" draw:layer="layout" svg:width="1.793cm" svg:height="10.899cm" draw:transform="rotate (-3.14159265358979) translate (1.092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59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46" draw:text-style-name="P23" draw:layer="layout" svg:width="22.207cm" svg:height="1.267cm" svg:x="1.393cm" svg:y="0.628cm" presentation:class="title" presentation:user-transformed="true">
          <draw:text-box>
            <text:p text:style-name="P1"><text:span text:style-name="T46">Contours – Propriété CSS "outline"</text:span></text:p>
          </draw:text-box>
        </draw:frame>
        <draw:frame presentation:style-name="pr86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Diffère de "border" en deux points :</text:span></text:p>
                <text:list>
                  <text:list-item>
                    <text:p text:style-name="P1"><text:span text:style-name="T43">Ne prend pas de place dans le flux</text:span></text:p>
                  </text:list-item>
                  <text:list-item>
                    <text:p text:style-name="P1"><text:span text:style-name="T43">Ne permet pas d'avoir une apparence différente sur chaque côté </text:span></text:p>
                    <text:list>
                      <text:list-item>
                        <text:p text:style-name="P1"><text:span text:style-name="T43">Ex : outline-left-style n'existe pa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2" draw:text-style-name="P52" draw:layer="layout" svg:width="25.147cm" svg:height="3.095cm" svg:x="1.02cm" svg:y="13.3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" xlink:type="simple">https://developer.mozilla.org/fr/docs/Web/CSS/border</text:a></text:span></text:p>
              </text:list-item>
              <text:list-item>
                <text:p><text:span text:style-name="T16"><text:a xlink:href="https://stackoverflow.com/questions/1158515/difference-between-outline-and-border" xlink:type="simple">https://stackoverflow.com/questions/1158515/difference-between-outline-and-border</text:a></text:span><text:span text:style-name="T18"><text:s/>- anglais</text:span></text:p>
              </text:list-item>
              <text:list-item>
                <text:p><text:span text:style-name="T16"><text:a xlink:href="https://developer.mozilla.org/fr/docs/Web/CSS/outline" xlink:type="simple">https://developer.mozilla.org/fr/docs/Web/CSS/outline</text:a></text:span></text:p>
                <text:p><text:span text:style-name="T15"/></text:p>
              </text:list-item>
            </text:list>
            <text:p><text:span text:style-name="T15"/></text:p>
          </draw:text-box>
        </draw:frame>
        <draw:custom-shape draw:style-name="gr86" draw:text-style-name="P72" draw:layer="layout" svg:width="1.793cm" svg:height="10.899cm" draw:transform="rotate (-3.14159265358979) translate (1.092cm 9.2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7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7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draw:style-name="gr87" draw:text-style-name="P16" draw:layer="layout" svg:width="18cm" svg:height="6.76cm" svg:x="5cm" svg:y="3.501cm">
          <draw:image xlink:href="Pictures/1000000100000410000002166C19C596168DB87B.png" xlink:type="simple" xlink:show="embed" xlink:actuate="onLoad" draw:mime-type="image/png">
            <text:p/>
          </draw:image>
        </draw:frame>
        <draw:custom-shape draw:style-name="gr10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88" draw:text-style-name="P24" draw:layer="layout" svg:width="25.806cm" svg:height="1.905cm" svg:x="1.37cm" svg:y="2.295cm" presentation:class="outline" presentation:user-transformed="true">
          <draw:text-box>
            <text:list text:style-name="L2">
              <text:list-item>
                <text:p><text:span text:style-name="T13">Il ne faut pas désactiver la propriété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draw:custom-shape draw:style-name="gr88" draw:text-style-name="P73" draw:layer="layout" svg:width="2.4cm" svg:height="2.4cm" svg:x="12.6cm" svg:y="8.8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89" draw:text-style-name="P71" draw:layer="layout" svg:width="20.2cm" svg:height="1.673cm" svg:x="3.9cm" svg:y="11.262cm">
          <draw:text-box>
            <text:p text:style-name="P16"><text:span text:style-name="T73">Interdit </text:span></text:p>
            <text:p text:style-name="P16"><text:span text:style-name="T74">Désactiver la propriété "outline" lors du focus, encore moins au global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62" presentation:class="page"/>
          <draw:frame presentation:style-name="pr89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0" draw:text-style-name="P21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" draw:text-style-name="P22" draw:layer="layout" svg:width="2.931cm" svg:height="14.531cm" draw:transform="rotate (-1.5707963267949) translate (14.48cm 12.8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3" draw:layer="layout" svg:width="25.198cm" svg:height="1.425cm" svg:x="1.393cm" svg:y="0.627cm" presentation:class="title" presentation:user-transformed="true">
          <draw:text-box>
            <text:p text:style-name="P1"><text:span text:style-name="T12">Point accessibilité – Propriété CSS "outline"</text:span></text:p>
          </draw:text-box>
        </draw:frame>
        <draw:frame presentation:style-name="pr90" draw:text-style-name="P24" draw:layer="layout" svg:width="25.806cm" svg:height="3.105cm" svg:x="1.37cm" svg:y="2.295cm" presentation:class="outline" presentation:user-transformed="true">
          <draw:text-box>
            <text:list text:style-name="L2">
              <text:list-item>
                <text:p text:style-name="P74"><text:span text:style-name="T75">Indique l'élément sur lequel est positionné le focus clavier</text:span></text:p>
              </text:list-item>
            </text:list>
          </draw:text-box>
        </draw:frame>
        <draw:frame draw:style-name="gr12" draw:text-style-name="P25" draw:layer="layout" svg:width="25.147cm" svg:height="2.321cm" svg:x="1.018cm" svg:y="13.646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outline#accessibilité" xlink:type="simple">https://developer.mozilla.org/fr/docs/Web/CSS/outline#accessibilit%C3%A9</text:a></text:span></text:p>
              </text:list-item>
              <text:list-item>
                <text:p><text:span text:style-name="T16"><text:a xlink:href="https://www.deque.com/blog/give-site-focus-tips-designing-usable-focus-indicators/" xlink:type="simple">https://www.deque.com/blog/give-site-focus-tips-designing-usable-focus-indicators/</text:a></text:span><text:span text:style-name="T17"><text:s/>- anglai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63" presentation:class="page"/>
          <draw:frame presentation:style-name="pr91" draw:text-style-name="P26" draw:layer="layout" svg:width="16.8cm" svg:height="13.365cm" svg:x="2.097cm" svg:y="14.103cm" presentation:class="notes" presentation:user-transformed="true">
            <draw:text-box>
              <text:p>- Si l'accessibilité (ou a11y en anglais) est un ensemble de recommandations, avoir un site accessible rend l'expérience utilisateur bien meilleure</text:p>
            </draw:text-box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9" draw:text-style-name="P20" draw:layer="layout" svg:width="3.909cm" svg:height="10.899cm" draw:transform="rotate (-3.14159265358979) translate (28.193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8" draw:text-style-name="P53" draw:layer="layout" svg:width="25.722cm" svg:height="13.167cm" svg:x="1.455cm" svg:y="1.92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9" draw:text-style-name="P66" draw:layer="layout" svg:width="21.943cm" svg:height="10.35cm" svg:x="3.057cm" svg:y="3.45cm">
          <text:p/>
          <draw:enhanced-geometry svg:viewBox="0 0 21600 21600" draw:type="rectangle" draw:enhanced-path="M 0 0 L 21600 0 21600 21600 0 21600 0 0 Z N"/>
        </draw:custom-shape>
        <draw:frame draw:style-name="gr54" draw:text-style-name="P54" draw:layer="layout" svg:width="16.8cm" svg:height="1.352cm" svg:x="1.455cm" svg:y="1.927cm">
          <draw:text-box>
            <text:p text:style-name="P1"><text:span text:style-name="T48">Margin – Marge extérieure</text:span></text:p>
          </draw:text-box>
        </draw:frame>
        <draw:custom-shape draw:style-name="gr55" draw:text-style-name="P55" draw:layer="layout" svg:width="18.124cm" svg:height="8.064cm" svg:x="4.938cm" svg:y="4.6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16.8cm" svg:height="1.352cm" svg:x="4.8cm" svg:y="4.632cm">
          <draw:text-box>
            <text:p text:style-name="P1"><text:span text:style-name="T48">Padding – Marge intérieure</text:span></text:p>
          </draw:text-box>
        </draw:frame>
        <draw:custom-shape draw:style-name="gr56" draw:text-style-name="P56" draw:layer="layout" svg:width="10.073cm" svg:height="5.25cm" svg:x="8.964cm" svg:y="6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54" draw:layer="layout" svg:width="5.236cm" svg:height="1.352cm" svg:x="8.964cm" svg:y="6.039cm">
          <draw:text-box>
            <text:p text:style-name="P1"><text:span text:style-name="T48">Contenu</text:span></text:p>
          </draw:text-box>
        </draw:fram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vraiment complet</text:span></text:p>
          </draw:text-box>
        </draw:frame>
        <draw:frame draw:style-name="gr54" draw:text-style-name="P65" draw:layer="layout" svg:width="8.4cm" svg:height="1.352cm" svg:x="9.8cm" svg:y="8.157cm">
          <draw:text-box>
            <text:p text:style-name="P1"><text:span text:style-name="T57">largeur x hauteur</text:span></text:p>
          </draw:text-box>
        </draw:frame>
        <draw:frame draw:style-name="gr54" draw:text-style-name="P54" draw:layer="layout" svg:width="16.8cm" svg:height="1.352cm" svg:x="3.057cm" svg:y="3.486cm">
          <draw:text-box>
            <text:p text:style-name="P1"><text:span text:style-name="T48">Bordure / Outlin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92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mettre une image en bordure avec la propriété "border-image"</text:span></text:p>
                <text:list>
                  <text:list-item>
                    <text:p text:style-name="P75"><text:span text:style-name="T52">L'image sera la même sur tous les côtés. La propriété "border-image-left" n'existe pas, </text:span><text:span text:style-name="T43">par exemple</text:span></text:p>
                  </text:list-item>
                </text:list>
              </text:list-item>
            </text:list>
          </draw:text-box>
        </draw:frame>
        <draw:frame draw:style-name="gr90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4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Bordures</text:span></text:p>
          </draw:text-box>
        </draw:frame>
        <draw:frame presentation:style-name="pr93" draw:text-style-name="P38" draw:layer="layout" svg:width="26.06cm" svg:height="10.15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43">Il est possible de faire des bordures arrondies grâce à la propriété "border-radius"</text:span></text:p>
                <text:list>
                  <text:list-item>
                    <text:p text:style-name="P1"><text:span text:style-name="T43">Note : si la valeur est supérieure ou égale à 50 % votre élément sera circulaire</text:span></text:p>
                  </text:list-item>
                </text:list>
              </text:list-item>
            </text:list>
          </draw:text-box>
        </draw:frame>
        <draw:frame draw:style-name="gr90" draw:text-style-name="P52" draw:layer="layout" svg:width="25.147cm" svg:height="1.673cm" svg:x="1.02cm" svg:y="13.647cm">
          <draw:text-box>
            <text:p><text:span text:style-name="T15">Source(s) :</text:span></text:p>
            <text:list text:style-name="L1">
              <text:list-item>
                <text:p><text:span text:style-name="T16"><text:a xlink:href="https://developer.mozilla.org/fr/docs/Web/CSS/border-image" xlink:type="simple">https://developer.mozilla.org/fr/docs/Web/CSS/border-image</text:a></text:span></text:p>
              </text:list-item>
              <text:list-item>
                <text:p><text:span text:style-name="T16"><text:a xlink:href="https://developer.mozilla.org/fr/docs/Web/CSS/border-radius" xlink:type="simple">https://developer.mozilla.org/fr/docs/Web/CSS/border-radius</text:a></text:span></text:p>
              </text:list-item>
            </text:list>
          </draw:text-box>
        </draw:frame>
        <draw:custom-shape draw:style-name="gr84" draw:text-style-name="P20" draw:layer="layout" svg:width="1.793cm" svg:height="10.899cm" draw:transform="rotate (-3.14159265358979) translate (28.195cm 9.528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91" draw:text-style-name="P76" draw:layer="layout" svg:width="1.191cm" svg:height="10.899cm" draw:transform="rotate (-3.14159265358979) translate (28.191cm 16.9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1" draw:layer="layout" svg:width="17.525cm" svg:height="3.048cm" draw:transform="rotate (-3.14159265358979) translate (15.602cm 17.71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6" draw:text-style-name="P23" draw:layer="layout" svg:width="25.198cm" svg:height="1.267cm" svg:x="1.393cm" svg:y="0.628cm" presentation:class="title" presentation:user-transformed="true">
          <draw:text-box>
            <text:p text:style-name="P1"><text:span text:style-name="T46">Modèle de boite en vrac</text:span></text:p>
          </draw:text-box>
        </draw:frame>
        <draw:frame presentation:style-name="pr94" draw:text-style-name="P38" draw:layer="layout" svg:width="26.501cm" svg:height="10.504cm" svg:x="1.099cm" svg:y="2.296cm" presentation:class="outline" presentation:user-transformed="true">
          <draw:text-box>
            <text:list text:style-name="L2">
              <text:list-item>
                <text:p text:style-name="P14"><text:span text:style-name="T53">"visibility" permet de cacher ou non un élément html tout en conservant sa place dans la page</text:span></text:p>
              </text:list-item>
              <text:list-item>
                <text:p text:style-name="P14"><text:span text:style-name="T53">"overflow" permet de gérer le dépassement de contenu</text:span></text:p>
              </text:list-item>
              <text:list-item>
                <text:p text:style-name="P14"><text:span text:style-name="T53">"box-shadow" permet de projeter une ombre sous une balise</text:span></text:p>
              </text:list-item>
            </text:list>
          </draw:text-box>
        </draw:frame>
        <draw:frame draw:style-name="gr12" draw:text-style-name="P77" draw:layer="layout" svg:width="25.147cm" svg:height="2.321cm" svg:x="1.021cm" svg:y="13.448cm">
          <draw:text-box>
            <text:p><text:span text:style-name="T76">Source(s) :</text:span></text:p>
            <text:list text:style-name="L1">
              <text:list-item>
                <text:p><text:span text:style-name="T16"><text:a xlink:href="https://developer.mozilla.org/fr/docs/Web/CSS/overflow" xlink:type="simple">https://developer.mozilla.org/fr/docs/Web/CSS/overflow</text:a></text:span></text:p>
              </text:list-item>
              <text:list-item>
                <text:p><text:span text:style-name="T16"><text:a xlink:href="https://developer.mozilla.org/fr/docs/Web/CSS/visibility" xlink:type="simple">https://developer.mozilla.org/fr/docs/Web/CSS/visibility</text:a></text:span></text:p>
              </text:list-item>
              <text:list-item>
                <text:p><text:span text:style-name="T16"><text:a xlink:href="https://developer.mozilla.org/fr/docs/Web/CSS/box-shadow" xlink:type="simple">https://developer.mozilla.org/fr/docs/Web/CSS/box-shad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8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5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6" draw:text-style-name="P38" draw:layer="layout" svg:width="25.806cm" svg:height="12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Trois composantes du modèle de boite définissent la dimension d'une balise :</text:span></text:p>
                <text:list>
                  <text:list-item>
                    <text:p text:style-name="P1"><text:span text:style-name="T43">contenu (width / height)</text:span></text:p>
                  </text:list-item>
                  <text:list-item>
                    <text:p text:style-name="P1"><text:span text:style-name="T43">padding</text:span></text:p>
                  </text:list-item>
                  <text:list-item>
                    <text:p text:style-name="P1"><text:span text:style-name="T43">border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92" draw:text-style-name="P7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frame presentation:style-name="pr97" draw:text-style-name="P38" draw:layer="layout" svg:width="25.806cm" svg:height="1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Considérons le code suivant : </text:span></text:p>
                <text:p text:style-name="P14"><text:span text:style-name="T43"/></text:p>
              </text:list-item>
            </text:list>
          </draw:text-box>
        </draw:frame>
        <draw:custom-shape draw:style-name="gr94" draw:text-style-name="P7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6" draw:text-style-name="P27" draw:layer="layout" svg:width="20.599cm" svg:height="9.999cm" svg:x="3.701cm" svg:y="3.801cm">
          <draw:image xlink:href="Pictures/100000010000041000000270F70879123711B9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7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Les changements effectués avec la console du navigateur sont locaux, ce n'est pas avec ça que vous allez hacker un site, au mieux vous ferez une bonne blague à un utilisateur non averti</text:p>
                </text:list-item>
              </text:list>
            </draw:text-box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5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46">Calcul de dimension de boite</text:span></text:p>
          </draw:text-box>
        </draw:frame>
        <draw:custom-shape draw:style-name="gr92" draw:text-style-name="P7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7" draw:text-style-name="P56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80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99" draw:text-style-name="P81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00" draw:text-style-name="P16" draw:layer="layout" svg:x1="8cm" svg:y1="12cm" svg:x2="20cm" svg:y2="12cm">
          <text:p/>
        </draw:line>
        <draw:frame draw:style-name="gr101" draw:text-style-name="P82" draw:layer="layout" svg:width="8.477cm" svg:height="0.878cm" svg:x="9.762cm" svg:y="11.25cm">
          <draw:text-box>
            <text:p text:style-name="P16"><text:span text:style-name="T77">200 px de largeur (contenu)</text:span></text:p>
          </draw:text-box>
        </draw:frame>
        <draw:line draw:style-name="gr100" draw:text-style-name="P16" draw:layer="layout" svg:x1="6cm" svg:y1="13.2cm" svg:x2="22cm" svg:y2="13.2cm">
          <text:p/>
        </draw:line>
        <draw:frame draw:style-name="gr101" draw:text-style-name="P83" draw:layer="layout" svg:width="14.8cm" svg:height="0.878cm" svg:x="6.6cm" svg:y="12.4cm">
          <draw:text-box>
            <text:p text:style-name="P16"><text:span text:style-name="T78">280 px de largeur (calculé par le navigateur)</text:span></text:p>
          </draw:text-box>
        </draw:frame>
        <draw:line draw:style-name="gr100" draw:text-style-name="P16" draw:layer="layout" svg:x1="5.2cm" svg:y1="7.35cm" svg:x2="6.6cm" svg:y2="7.35cm">
          <text:p/>
        </draw:line>
        <draw:frame draw:style-name="gr102" draw:text-style-name="P84" draw:layer="layout" svg:width="5.2cm" svg:height="2.321cm" svg:x="0.8cm" svg:y="5.079cm">
          <draw:text-box>
            <text:p text:style-name="P42"><text:span text:style-name="T77">15px d'épaisseur pour les bordures de chaque côté</text:span></text:p>
          </draw:text-box>
        </draw:frame>
        <draw:frame draw:style-name="gr103" draw:text-style-name="P85" draw:layer="layout" svg:width="5.2cm" svg:height="1.788cm" svg:x="22cm" svg:y="6.9cm">
          <draw:text-box>
            <text:p text:style-name="P1"><text:span text:style-name="T77">25px de padding sur chaque côté</text:span></text:p>
          </draw:text-box>
        </draw:frame>
        <draw:line draw:style-name="gr104" draw:text-style-name="P16" draw:layer="layout" svg:x1="20.1cm" svg:y1="7.35cm" svg:x2="21.5cm" svg:y2="7.35cm">
          <text:p/>
        </draw:line>
        <draw:frame draw:style-name="gr105" draw:text-style-name="P86" draw:layer="layout" svg:width="11cm" svg:height="0.962cm" svg:x="8.8cm" svg:y="13.378cm">
          <draw:text-box>
            <text:p text:style-name="P16"><text:span text:style-name="T79">200 + (15 x 2) + (25 x 2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1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De ce fait, il faut prendre en compte la taille de la bordure, le padding et la dimension de mon contenu si on veut la vraie taille</text:p>
                </text:list-item>
                <text:list-item>
                  <text:p><text:s/>Si je veux que ma boite ait une largeur de 280px, il faut que je définisse sa largeur (width) à 200px, le padding et les bordures rajouteront les pixels manquant pour obtenir une largeur de 280px</text:p>
                </text:list-item>
              </text:list>
            </draw:text-box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8" draw:text-style-name="P87" draw:layer="layout" svg:width="26.924cm" svg:height="4.267cm" svg:x="0.536cm" svg:y="5.742cm" presentation:class="title" presentation:user-transformed="true">
          <draw:text-box>
            <text:p text:style-name="P16"><text:span text:style-name="T80">Bien que la "width" soit de 200px, l'ajout de "padding" et de "border" ne reflète plus les 200px de largeur</text:span></text:p>
          </draw:text-box>
        </draw:frame>
        <draw:custom-shape draw:style-name="gr106" draw:text-style-name="P31" draw:layer="layout" svg:width="3.031cm" svg:height="10.899cm" draw:transform="rotate (-3.14159265358979) translate (1.99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7" draw:text-style-name="P88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2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9" draw:text-style-name="P87" draw:layer="layout" svg:width="26.924cm" svg:height="5.689cm" svg:x="0.538cm" svg:y="5.031cm" presentation:class="title" presentation:user-transformed="true">
          <draw:text-box>
            <text:p text:style-name="P16"><text:span text:style-name="T80">Il faut donc prendre en compte les propriétés "border" et "padding" quand vous définissez la "width" et la "height" d'une balise, mais...</text:span></text:p>
          </draw:text-box>
        </draw:frame>
        <draw:custom-shape draw:style-name="gr106" draw:text-style-name="P31" draw:layer="layout" svg:width="3.031cm" svg:height="10.899cm" draw:transform="rotate (-3.14159265358979) translate (1.99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7" draw:text-style-name="P88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100" draw:text-style-name="P87" draw:layer="layout" svg:width="26.924cm" svg:height="1.423cm" svg:x="0.538cm" svg:y="7.164cm" presentation:class="title" presentation:user-transformed="true">
          <draw:text-box>
            <text:p text:style-name="P16"><text:span text:style-name="T80">...CSS3 </text:span><text:span text:style-name="T82">sauve la journée</text:span></text:p>
          </draw:text-box>
        </draw:frame>
        <draw:custom-shape draw:style-name="gr106" draw:text-style-name="P31" draw:layer="layout" svg:width="3.031cm" svg:height="10.899cm" draw:transform="rotate (-3.14159265358979) translate (1.993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7" draw:text-style-name="P88" draw:layer="layout" svg:width="13.616cm" svg:height="10.824cm" draw:transform="skewX (-0.165108147238664) rotate (-1.82578893051127) translate (39cm 7.389cm)">
          <text:p text:style-name="P18"><text:span text:style-name="T11"><text:s/></text:span></text:p>
          <draw:enhanced-geometry svg:viewBox="0 0 21600 21600" draw:type="rectangle" draw:enhanced-path="M 0 0 L 21600 0 21600 21600 0 21600 0 0 Z N"/>
        </draw:custom-shape>
        <draw:frame draw:style-name="gr108" draw:text-style-name="P90" draw:layer="layout" svg:width="10.73cm" svg:height="1.674cm" svg:x="8.635cm" svg:y="8.467cm">
          <draw:text-box>
            <text:p text:style-name="P16"><text:span text:style-name="T83">(encore une fois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101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2" draw:text-style-name="P38" draw:layer="layout" svg:width="25.806cm" svg:height="8.3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Propriété CSS3</text:span></text:p>
              </text:list-item>
              <text:list-item>
                <text:p text:style-name="P14"><text:span text:style-name="T43">Permet de changer la façon dont est calculé les dimensions d'une boite</text:span></text:p>
                <text:list>
                  <text:list-item>
                    <text:p text:style-name="P1"><text:span text:style-name="T43">Moins de prises de tête pour le développement</text:span></text:p>
                  </text:list-item>
                </text:list>
                <text:p text:style-name="P14"><text:span text:style-name="T43"/></text:p>
              </text:list-item>
            </text:list>
          </draw:text-box>
        </draw:frame>
        <draw:custom-shape draw:style-name="gr109" draw:text-style-name="P78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3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91" draw:layer="layout" svg:width="25.147cm" svg:height="1.673cm" svg:x="1.022cm" svg:y="13.653cm">
          <draw:text-box>
            <text:p><text:span text:style-name="T84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10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frame presentation:style-name="pr101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frame presentation:style-name="pr104" draw:text-style-name="P38" draw:layer="layout" svg:width="25.806cm" svg:height="10.6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43">Deux valeurs possibles</text:span></text:p>
                <text:list>
                  <text:list-item>
                    <text:p text:style-name="P1"><text:span text:style-name="T43">content-box : valeur par défaut</text:span></text:p>
                  </text:list-item>
                  <text:list-item>
                    <text:p text:style-name="P1"><text:span text:style-name="T43">border-box : les propriétés "width" et "height" incluent la marge intérieure et la bordure</text:span></text:p>
                  </text:list-item>
                </text:list>
              </text:list-item>
            </text:list>
          </draw:text-box>
        </draw:frame>
        <draw:custom-shape draw:style-name="gr94" draw:text-style-name="P78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91" draw:layer="layout" svg:width="25.147cm" svg:height="1.673cm" svg:x="1.023cm" svg:y="13.654cm">
          <draw:text-box>
            <text:p><text:span text:style-name="T84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10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frame presentation:style-name="pr101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94" draw:text-style-name="P78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5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0" draw:text-style-name="P91" draw:layer="layout" svg:width="25.147cm" svg:height="1.673cm" svg:x="1.023cm" svg:y="13.654cm">
          <draw:text-box>
            <text:p><text:span text:style-name="T84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draw:frame draw:style-name="gr110" draw:text-style-name="P27" draw:layer="layout" svg:width="21.399cm" svg:height="8.199cm" svg:x="3.301cm" svg:y="2.401cm">
          <draw:image xlink:href="Pictures/100000010000041000000216032E18F65181AEDD.png" xlink:type="simple" xlink:show="embed" xlink:actuate="onLoad" draw:mime-type="image/png">
            <text:p/>
          </draw:image>
        </draw:frame>
        <draw:frame draw:style-name="gr111" draw:text-style-name="P90" draw:layer="layout" svg:width="15cm" svg:height="1.074cm" svg:x="6.5cm" svg:y="10.6cm">
          <draw:text-box>
            <text:p text:style-name="P16"><text:span text:style-name="T83">Avec ceci, notre problème de largeur est régl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106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opriété box-sizing – Valeur "</text:span><text:span text:style-name="T85">border-box</text:span><text:span text:style-name="T5">"</text:span></text:p>
          </draw:text-box>
        </draw:frame>
        <draw:custom-shape draw:style-name="gr112" draw:text-style-name="P78" draw:layer="layout" svg:width="2.538cm" svg:height="13.756cm" draw:transform="rotate (-3.14159265358979) translate (1.017cm 16.1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3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4" draw:text-style-name="P92" draw:layer="layout" svg:width="15.222cm" svg:height="8.19cm" svg:x="6.39cm" svg:y="2.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80" draw:layer="layout" svg:width="12.2cm" svg:height="5.964cm" svg:x="7.9cm" svg:y="3.935cm">
          <text:p/>
          <draw:enhanced-geometry svg:viewBox="0 0 21600 21600" draw:type="rectangle" draw:enhanced-path="M 0 0 L 21600 0 21600 21600 0 21600 0 0 Z N"/>
        </draw:custom-shape>
        <draw:frame draw:style-name="gr54" draw:text-style-name="P81" draw:layer="layout" svg:width="8.08cm" svg:height="1.352cm" svg:x="10cm" svg:y="6.29cm">
          <draw:text-box>
            <text:p text:style-name="P16"><text:span text:style-name="T57">Mon contenu</text:span></text:p>
          </draw:text-box>
        </draw:frame>
        <draw:line draw:style-name="gr116" draw:text-style-name="P16" draw:layer="layout" svg:x1="8cm" svg:y1="12cm" svg:x2="20cm" svg:y2="12cm">
          <text:p/>
        </draw:line>
        <draw:frame draw:style-name="gr117" draw:text-style-name="P82" draw:layer="layout" svg:width="8.477cm" svg:height="0.878cm" svg:x="9.762cm" svg:y="11.25cm">
          <draw:text-box>
            <text:p text:style-name="P16"><text:span text:style-name="T77">120px de largeur (contenu)</text:span></text:p>
          </draw:text-box>
        </draw:frame>
        <draw:line draw:style-name="gr116" draw:text-style-name="P16" draw:layer="layout" svg:x1="6cm" svg:y1="13.95cm" svg:x2="22cm" svg:y2="13.95cm">
          <text:p/>
        </draw:line>
        <draw:frame draw:style-name="gr117" draw:text-style-name="P83" draw:layer="layout" svg:width="11cm" svg:height="0.878cm" svg:x="8.8cm" svg:y="13.15cm">
          <draw:text-box>
            <text:p text:style-name="P16"><text:span text:style-name="T78">200px de largeur (réelle sur la page)</text:span></text:p>
          </draw:text-box>
        </draw:frame>
        <draw:line draw:style-name="gr118" draw:text-style-name="P16" draw:layer="layout" svg:x1="5.2cm" svg:y1="7.35cm" svg:x2="6.6cm" svg:y2="7.35cm">
          <text:p/>
        </draw:line>
        <draw:line draw:style-name="gr119" draw:text-style-name="P16" draw:layer="layout" svg:x1="20.1cm" svg:y1="7.35cm" svg:x2="21.5cm" svg:y2="7.35cm">
          <text:p/>
        </draw:line>
        <draw:frame draw:style-name="gr120" draw:text-style-name="P93" draw:layer="layout" svg:width="11cm" svg:height="0.781cm" svg:x="8.8cm" svg:y="12.05cm">
          <draw:text-box>
            <text:p text:style-name="P16"><text:span text:style-name="T86">200 - ((15 x 2) + (25 x 2))</text:span></text:p>
          </draw:text-box>
        </draw:frame>
        <draw:frame draw:style-name="gr102" draw:text-style-name="P84" draw:layer="layout" svg:width="5.2cm" svg:height="2.321cm" svg:x="0.8cm" svg:y="5.08cm">
          <draw:text-box>
            <text:p text:style-name="P42"><text:span text:style-name="T77">15px d'épaisseur pour les bordures de chaque côté</text:span></text:p>
          </draw:text-box>
        </draw:frame>
        <draw:frame draw:style-name="gr103" draw:text-style-name="P85" draw:layer="layout" svg:width="5.2cm" svg:height="1.788cm" svg:x="22cm" svg:y="6.9cm">
          <draw:text-box>
            <text:p text:style-name="P1"><text:span text:style-name="T77">25px de padding sur chaque côt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Avec la valeur "border-box", plus de prise de tête, le navigateur s'arrange pour qu'avec le padding et le border ma balise fasse la taille définie dans la propriété "width"</text:p>
                </text:list-item>
              </text:list>
            </draw:text-box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custom-shape draw:style-name="gr107" draw:text-style-name="P88" draw:layer="layout" svg:width="13.616cm" svg:height="10.824cm" draw:transform="skewX (-0.165108147238664) rotate (-1.82578893051127) translate (38.8cm 7.389cm)">
          <text:p text:style-name="P18"><text:span text:style-name="T74"><text:s/></text:span></text:p>
          <draw:enhanced-geometry svg:viewBox="0 0 21600 21600" draw:type="rectangle" draw:enhanced-path="M 0 0 L 21600 0 21600 21600 0 21600 0 0 Z N"/>
        </draw:custom-shape>
        <draw:frame presentation:style-name="pr98" draw:text-style-name="P94" draw:layer="layout" svg:width="26.924cm" svg:height="4.267cm" svg:x="0.536cm" svg:y="5.742cm" presentation:class="title" presentation:user-transformed="true">
          <draw:text-box>
            <text:p><text:span text:style-name="T13">Avec la valeur "border-box", la largeur (ou la hauteur) d'une balise ne changera pas avec les valeurs des propriétés "border" et "padding"</text:span></text:p>
          </draw:text-box>
        </draw:frame>
        <draw:custom-shape draw:style-name="gr121" draw:text-style-name="P20" draw:layer="layout" svg:width="3.909cm" svg:height="10.899cm" draw:transform="rotate (-3.14159265358979) translate (2.871cm 9.52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frame presentation:style-name="pr101" draw:text-style-name="P11" draw:layer="layout" svg:width="25.198cm" svg:height="1.173cm" svg:x="1.393cm" svg:y="0.627cm" presentation:class="title" presentation:user-transformed="true">
          <draw:text-box>
            <text:p text:style-name="P1"><text:span text:style-name="T5">Propriété box-sizing - Calcul de dimension de boite</text:span></text:p>
          </draw:text-box>
        </draw:frame>
        <draw:custom-shape draw:style-name="gr122" draw:text-style-name="P78" draw:layer="layout" svg:width="2.538cm" svg:height="13.757cm" draw:transform="rotate (-3.14159265358979) translate (1.017cm 16.1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13" draw:text-style-name="P79" draw:layer="layout" svg:width="8.15cm" svg:height="4.314cm" draw:transform="rotate (1.5707963267949) translate (25.401cm 7.51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3" draw:text-style-name="P95" draw:layer="layout" svg:width="14.398cm" svg:height="4.049cm" svg:x="6.801cm" svg:y="5.7cm">
          <draw:text-box>
            <text:p><text:span text:style-name="T62">*, *::before, *::after </text:span><text:span text:style-name="T64">{</text:span></text:p>
            <text:p><text:span text:style-name="T87"><text:s text:c="4"/></text:span><text:span text:style-name="T88">box-sizing:</text:span><text:span text:style-name="T89"> </text:span><text:span text:style-name="T90">border-box</text:span><text:span text:style-name="T87">;</text:span></text:p>
            <text:p><text:span text:style-name="T64">}</text:span></text:p>
          </draw:text-box>
        </draw:frame>
        <draw:frame draw:style-name="gr124" draw:text-style-name="P82" draw:layer="layout" svg:width="15.316cm" svg:height="1.255cm" svg:x="6.342cm" svg:y="9.8cm">
          <draw:text-box>
            <text:p text:style-name="P16"><text:span text:style-name="T77">Seul cas où utiliser le sélecteur * est fortement encouragé</text:span></text:p>
          </draw:text-box>
        </draw:frame>
        <draw:frame draw:style-name="gr90" draw:text-style-name="P91" draw:layer="layout" svg:width="25.147cm" svg:height="1.673cm" svg:x="1.024cm" svg:y="13.655cm">
          <draw:text-box>
            <text:p><text:span text:style-name="T84">Source(s) :</text:span></text:p>
            <text:list text:style-name="L1">
              <text:list-item>
                <text:p><text:span text:style-name="T16"><text:a xlink:href="http://fr.learnlayout.com/box-sizing.html" xlink:type="simple">http://fr.learnlayout.com/box-sizing.html</text:a></text:span></text:p>
              </text:list-item>
              <text:list-item>
                <text:p><text:span text:style-name="T16"><text:a xlink:href="https://developer.mozilla.org/en-US/docs/Web/CSS/box-sizing" xlink:type="simple">https://developer.mozilla.org/en-US/docs/Web/CSS/box-sizing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107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custom-shape draw:style-name="gr59" draw:text-style-name="P10" draw:layer="layout" svg:width="1.64cm" svg:height="14.531cm" draw:transform="rotate (-1.5707963267949) translate (28.01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303cm" svg:x="1.393cm" svg:y="0.627cm" presentation:class="title" presentation:user-transformed="true">
          <draw:text-box>
            <text:p text:style-name="P1"><text:span text:style-name="T5">Pratiquons ! - Modèle de boite (Partie 9)</text:span></text:p>
          </draw:text-box>
        </draw:frame>
        <draw:custom-shape draw:style-name="gr60" draw:text-style-name="P12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8" draw:text-style-name="P15" draw:layer="layout" svg:width="26.06cm" svg:height="9.504cm" svg:x="1.358cm" svg:y="2.296cm" presentation:class="outline" presentation:user-transformed="true">
          <draw:text-box>
            <text:p text:style-name="P13"><text:span text:style-name="T6">Pré-requis : </text:span></text:p>
            <text:list text:style-name="L2">
              <text:list-item>
                <text:p text:style-name="P14"><text:span text:style-name="T7">Avoir la ressource </text:span><text:span text:style-name="T8">ressources/boite</text:span></text:p>
                <text:p text:style-name="P14"><text:span text:style-name="T7"/></text:p>
              </text:list-item>
            </text:list>
            <text:p text:style-name="P14"><text:span text:style-name="T7">A télécharger ici : </text:span><text:span text:style-name="T9"><text:a xlink:href="https://download-directory.github.io/?url=https%3A%2F%2Fgithub.com%2FDanYellow%2Fcours%2Ftree%2Fmain%2Fintegration-web-s1%2Ftravaux-pratiques%2Fnumero-5%2Fressources%2Fboite" xlink:type="simple">https://download-directory.github.io/?url=https%3A%2F%2Fgithub.com%2FDanYellow%2Fcours%2Ftree%2Fmain%2Fintegration-web-s1%2Ftravaux-pratiques%2Fnumero-5%2Fressources%2Fboite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frame presentation:style-name="pr98" draw:text-style-name="P94" draw:layer="layout" svg:width="26.924cm" svg:height="4.267cm" svg:x="0.536cm" svg:y="5.742cm" presentation:class="title" presentation:user-transformed="true">
          <draw:text-box>
            <text:p><text:span text:style-name="T13">Dans tous les projets de SAE que nous vous fournirons, box-sizing sera toujours égal à "border-box"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2" presentation:class="page"/>
          <draw:frame presentation:style-name="pr3" draw:text-style-name="P89" draw:layer="layout" svg:width="16.8cm" svg:height="13.365cm" svg:x="2.097cm" svg:y="14.103cm" presentation:class="notes">
            <draw:text-box>
              <text:p><text:span text:style-name="T81">Soustraction de l'épaisseur de la bordure et la marge intérieure pour obtenir la dimension permettant d'avoir une boite ayant la taille voulu.</text:span></text:p>
            </draw:text-box>
          </draw:frame>
        </presentation:notes>
      </draw:page>
      <draw:page draw:name="page83" draw:style-name="dp5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83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4" draw:style-name="dp5" draw:master-page-name="Default" presentation:presentation-page-layout-name="AL3T1">
        <office:forms form:automatic-focus="false" form:apply-design-mode="false"/>
        <draw:frame presentation:style-name="pr109" draw:text-style-name="P96" draw:layer="layout" svg:width="25.198cm" svg:height="12.191cm" svg:x="1.4cm" svg:y="1.713cm">
          <draw:text-box>
            <text:p><text:span text:style-name="T9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4" presentation:class="page"/>
          <draw:frame presentation:style-name="pr3" draw:text-style-name="P97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1" draw:display-name="Gradient 1" draw:style="linear" draw:start-color="#ff8000" draw:end-color="#ffd7d7" draw:start-intensity="100%" draw:end-intensity="100%" draw:angle="30deg" draw:border="0%"/>
    <draw:gradient draw:name="Pastel_20_Bouquet" draw:display-name="Pastel Bouquet" draw:style="linear" draw:start-color="#ff8000" draw:end-color="#ffd7d7" draw:start-intensity="100%" draw:end-intensity="100%" draw:angle="3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12-03T20:52:00.952000000</dc:date>
    <meta:editing-duration>P21DT16H28M32S</meta:editing-duration>
    <meta:editing-cycles>1157</meta:editing-cycles>
    <meta:generator>LibreOffice/7.2.7.2$Windows_X86_64 LibreOffice_project/8d71d29d553c0f7dcbfa38fbfda25ee34cce99a2</meta:generator>
    <meta:document-statistic meta:object-count="689"/>
  </office:meta>
</office:document-meta>
</file>